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307cm" table:align="left"/>
    </style:style>
    <style:style style:name="Tabla1.A" style:family="table-column">
      <style:table-column-properties style:column-width="0.826cm"/>
    </style:style>
    <style:style style:name="Tabla1.B" style:family="table-column">
      <style:table-column-properties style:column-width="2.916cm"/>
    </style:style>
    <style:style style:name="Tabla1.C" style:family="table-column">
      <style:table-column-properties style:column-width="7.56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332cm" table:align="left"/>
    </style:style>
    <style:style style:name="Tabla2.A" style:family="table-column">
      <style:table-column-properties style:column-width="0.826cm"/>
    </style:style>
    <style:style style:name="Tabla2.B" style:family="table-column">
      <style:table-column-properties style:column-width="2.916cm"/>
    </style:style>
    <style:style style:name="Tabla2.C" style:family="table-column">
      <style:table-column-properties style:column-width="2.59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6.332cm" table:align="left"/>
    </style:style>
    <style:style style:name="Tabla3.A" style:family="table-column">
      <style:table-column-properties style:column-width="0.826cm"/>
    </style:style>
    <style:style style:name="Tabla3.B" style:family="table-column">
      <style:table-column-properties style:column-width="2.916cm"/>
    </style:style>
    <style:style style:name="Tabla3.C" style:family="table-column">
      <style:table-column-properties style:column-width="2.59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2.543cm" table:align="left"/>
    </style:style>
    <style:style style:name="Tabla4.A" style:family="table-column">
      <style:table-column-properties style:column-width="0.826cm"/>
    </style:style>
    <style:style style:name="Tabla4.B" style:family="table-column">
      <style:table-column-properties style:column-width="4.02cm"/>
    </style:style>
    <style:style style:name="Tabla4.C" style:family="table-column">
      <style:table-column-properties style:column-width="7.69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4.757cm" table:align="left"/>
    </style:style>
    <style:style style:name="Tabla5.A" style:family="table-column">
      <style:table-column-properties style:column-width="0.826cm"/>
    </style:style>
    <style:style style:name="Tabla5.B" style:family="table-column">
      <style:table-column-properties style:column-width="6.267cm"/>
    </style:style>
    <style:style style:name="Tabla5.C" style:family="table-column">
      <style:table-column-properties style:column-width="7.664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6.332cm" table:align="left"/>
    </style:style>
    <style:style style:name="Tabla6.A" style:family="table-column">
      <style:table-column-properties style:column-width="0.826cm"/>
    </style:style>
    <style:style style:name="Tabla6.B" style:family="table-column">
      <style:table-column-properties style:column-width="2.916cm"/>
    </style:style>
    <style:style style:name="Tabla6.C" style:family="table-column">
      <style:table-column-properties style:column-width="2.591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1.74cm" table:align="left"/>
    </style:style>
    <style:style style:name="Tabla7.A" style:family="table-column">
      <style:table-column-properties style:column-width="0.826cm"/>
    </style:style>
    <style:style style:name="Tabla7.B" style:family="table-column">
      <style:table-column-properties style:column-width="3.563cm"/>
    </style:style>
    <style:style style:name="Tabla7.C" style:family="table-column">
      <style:table-column-properties style:column-width="7.35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5.131cm" table:align="left"/>
    </style:style>
    <style:style style:name="Tabla8.A" style:family="table-column">
      <style:table-column-properties style:column-width="0.826cm"/>
    </style:style>
    <style:style style:name="Tabla8.B" style:family="table-column">
      <style:table-column-properties style:column-width="1.715cm"/>
    </style:style>
    <style:style style:name="Tabla8.C" style:family="table-column">
      <style:table-column-properties style:column-width="2.591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4.129cm"/>
    </style:style>
    <style:style style:name="Tabla9.B" style:family="table-column">
      <style:table-column-properties style:column-width="4.992cm"/>
    </style:style>
    <style:style style:name="Tabla9.C" style:family="table-column">
      <style:table-column-properties style:column-width="7.879cm"/>
    </style:style>
    <style:style style:name="Tabla9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609b" officeooo:paragraph-rsid="0014609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>
      <style:paragraph-properties fo:margin-top="0cm" fo:margin-bottom="0cm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>
      <style:paragraph-properties fo:margin-top="0cm" fo:margin-bottom="0cm" style:contextual-spacing="false"/>
    </style:style>
    <style:style style:name="P17" style:family="paragraph" style:parent-style-name="Text_20_body" style:list-style-name="L11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P19" style:family="paragraph" style:parent-style-name="Text_20_body" style:list-style-name="L12"/>
    <style:style style:name="P20" style:family="paragraph" style:parent-style-name="Text_20_body" style:list-style-name="L13">
      <style:paragraph-properties fo:margin-top="0cm" fo:margin-bottom="0cm" style:contextual-spacing="false"/>
    </style:style>
    <style:style style:name="P21" style:family="paragraph" style:parent-style-name="Text_20_body" style:list-style-name="L13"/>
    <style:style style:name="P22" style:family="paragraph" style:parent-style-name="Text_20_body" style:list-style-name="L14">
      <style:paragraph-properties fo:margin-top="0cm" fo:margin-bottom="0cm" style:contextual-spacing="false"/>
    </style:style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>
      <style:paragraph-properties fo:margin-top="0cm" fo:margin-bottom="0cm" style:contextual-spacing="false"/>
    </style:style>
    <style:style style:name="P28" style:family="paragraph" style:parent-style-name="Text_20_body" style:list-style-name="L18"/>
    <style:style style:name="P29" style:family="paragraph" style:parent-style-name="Text_20_body" style:list-style-name="L19">
      <style:paragraph-properties fo:margin-top="0cm" fo:margin-bottom="0cm" style:contextual-spacing="false"/>
    </style:style>
    <style:style style:name="P30" style:family="paragraph" style:parent-style-name="Text_20_body" style:list-style-name="L19"/>
    <style:style style:name="P31" style:family="paragraph" style:parent-style-name="Text_20_body" style:list-style-name="L20">
      <style:paragraph-properties fo:margin-top="0cm" fo:margin-bottom="0cm" style:contextual-spacing="false"/>
    </style:style>
    <style:style style:name="P32" style:family="paragraph" style:parent-style-name="Text_20_body" style:list-style-name="L20"/>
    <style:style style:name="P33" style:family="paragraph" style:parent-style-name="Text_20_body" style:list-style-name="L21">
      <style:paragraph-properties fo:margin-top="0cm" fo:margin-bottom="0cm" style:contextual-spacing="false"/>
    </style:style>
    <style:style style:name="P34" style:family="paragraph" style:parent-style-name="Text_20_body" style:list-style-name="L21"/>
    <style:style style:name="P35" style:family="paragraph" style:parent-style-name="Text_20_body" style:list-style-name="L22">
      <style:paragraph-properties fo:margin-top="0cm" fo:margin-bottom="0cm" style:contextual-spacing="false"/>
    </style:style>
    <style:style style:name="P36" style:family="paragraph" style:parent-style-name="Text_20_body" style:list-style-name="L22"/>
    <style:style style:name="P37" style:family="paragraph" style:parent-style-name="Text_20_body" style:list-style-name="L23">
      <style:paragraph-properties fo:margin-top="0cm" fo:margin-bottom="0cm" style:contextual-spacing="false"/>
    </style:style>
    <style:style style:name="P38" style:family="paragraph" style:parent-style-name="Text_20_body" style:list-style-name="L23"/>
    <style:style style:name="T1" style:family="text">
      <style:text-properties officeooo:rsid="0015d20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conectores <text:span text:style-name="T1">Internos</text:span></text:p>
      <text:p text:style-name="Text_20_body"/>
      <text:p text:style-name="P1">El <text:span text:style-name="Strong_20_Emphasis">conector ATX</text:span> es un estándar muy importante en la historia de los equipos microinformáticos, ya que marcó un antes y un después en la evolución de las fuentes de alimentación y las placas base. Aquí te cuento algunos detalles clave sobre su origen y evolución:</text:p>
      <text:h text:style-name="Heading_20_3" text:outline-level="3">Origen del conector ATX</text:h>
      <text:p text:style-name="Text_20_body">El conector ATX (Advanced Technology Extended) fue introducido por <text:span text:style-name="Strong_20_Emphasis">Intel en 1995</text:span> como una actualización al formato anterior llamado <text:span text:style-name="Strong_20_Emphasis">AT (Advanced Technology)</text:span>, que había sido utilizado en los PCs desde la década de 1980. La necesidad de este nuevo estándar surgió debido a las limitaciones del conector AT, que no permitía una integración eficiente de los nuevos componentes de los equipos microinformáticos.</text:p>
      <text:h text:style-name="Heading_20_3" text:outline-level="3">Características del ATX</text:h>
      <text:p text:style-name="Text_20_body">El estándar ATX introdujo varias mejoras notables respecto a los conectores AT y otros sistemas de fuentes de alimentación:</text:p>
      <text:list text:style-name="L1">
        <text:list-item>
          <text:p text:style-name="P2"><text:span text:style-name="Strong_20_Emphasis">Conector de 20 pines</text:span>: La versión original del conector ATX tenía un conector de alimentación principal de <text:span text:style-name="Strong_20_Emphasis">20 pines</text:span>, que unificaba las funciones de alimentación que antes se distribuían entre varios cables en los sistemas AT. Esto facilitó tanto la instalación como la estandarización de las placas base y fuentes de alimentación.</text:p>
        </text:list-item>
        <text:list-item>
          <text:p text:style-name="P2"><text:span text:style-name="Strong_20_Emphasis">Mejor gestión de la energía</text:span>: ATX incluyó funciones como la posibilidad de apagar el equipo mediante software, lo cual fue un avance importante frente a los sistemas anteriores que solo se apagaban manualmente mediante un interruptor.</text:p>
        </text:list-item>
        <text:list-item>
          <text:p text:style-name="P2"><text:span text:style-name="Strong_20_Emphasis">Ventilador de la fuente de alimentación</text:span>: El estándar ATX también incluía mejoras en la gestión térmica. El ventilador de la fuente de alimentación ATX no solo enfriaba la propia fuente, sino que ayudaba a mantener un flujo de aire a través del chasis, mejorando la refrigeración general del sistema.</text:p>
        </text:list-item>
      </text:list>
      <text:h text:style-name="Heading_20_3" text:outline-level="3">Evolución del conector ATX</text:h>
      <text:p text:style-name="Text_20_body">Con el tiempo, el conector ATX fue evolucionando para soportar las crecientes necesidades de energía de los componentes modernos, especialmente con el aumento de la potencia de los procesadores y tarjetas gráficas.</text:p>
      <text:list text:style-name="L2">
        <text:list-item>
          <text:p text:style-name="P3"><text:span text:style-name="Strong_20_Emphasis">Conector de 24 pines</text:span>: En el año 2003, con la llegada del estándar <text:span text:style-name="Strong_20_Emphasis">ATX12V 2.0</text:span>, el conector principal se actualizó a <text:span text:style-name="Strong_20_Emphasis">24 pines</text:span> para ofrecer más potencia a las placas base modernas y soportar componentes más exigentes.</text:p>
        </text:list-item>
        <text:list-item>
          <text:p text:style-name="P3"><text:span text:style-name="Strong_20_Emphasis">Conectores auxiliares</text:span>: A medida que las necesidades de energía de los componentes crecieron, se añadieron conectores auxiliares como el <text:span text:style-name="Strong_20_Emphasis">conector EPS de 8 pines</text:span> para procesadores y <text:span text:style-name="Strong_20_Emphasis">PCIe de 6 u 8 pines</text:span> para tarjetas gráficas potentes.</text:p>
        </text:list-item>
      </text:list>
      <text:h text:style-name="Heading_20_3" text:outline-level="3"><text:soft-page-break/>Importancia del ATX</text:h>
      <text:p text:style-name="Text_20_body">El conector ATX y su estándar asociado han sido fundamentales para la modularización y estandarización de los componentes de los PCs. Gracias a ATX, se permitió una mayor interoperabilidad entre fabricantes de placas base, fuentes de alimentación y otros componentes, lo que redujo los costos y facilitó la adopción masiva de PCs personalizables.</text:p>
      <text:h text:style-name="Heading_20_3" text:outline-level="3">Otros estándares relacionados</text:h>
      <text:p text:style-name="Text_20_body">Con el tiempo, se han introducido otros formatos basados en ATX, como <text:span text:style-name="Strong_20_Emphasis">MicroATX</text:span> y <text:span text:style-name="Strong_20_Emphasis">MiniATX</text:span>, que son versiones más compactas del diseño original para adaptarse a chasis más pequeños sin perder las ventajas de la estandarización.</text:p>
      <text:p text:style-name="Text_20_body">En resumen, el conector ATX representó un paso importante hacia la estandarización y eficiencia en los microinformáticos, y su evolución ha seguido siendo relevante para las PCs modernas hasta el día de hoy.</text:p>
      <text:p text:style-name="Text_20_body">4o</text:p>
      <text:h text:style-name="Heading_20_5" text:outline-level="5">Tú dijiste:</text:h>
      <text:p text:style-name="Text_20_body">y me puedes indicar el uso de los pines del conector ATX? y si tiene algo que ver con los colores</text:p>
      <text:h text:style-name="Heading_20_6" text:outline-level="6">ChatGPT Plus</text:h>
      <text:p text:style-name="Text_20_body">ChatGPT</text:p>
      <text:p text:style-name="Text_20_body">El <text:span text:style-name="Strong_20_Emphasis">conector ATX</text:span> tiene una distribución de pines bien definida para suministrar energía a la placa base y, por extensión, a los componentes del equipo microinformático. Estos pines se asocian a diferentes voltajes y funciones, y los <text:span text:style-name="Strong_20_Emphasis">colores</text:span> de los cables también siguen un código estándar para identificar la función de cada uno de ellos.</text:p>
      <text:h text:style-name="Heading_20_3" text:outline-level="3">Distribución de los pines del conector ATX (20 y 24 pines)</text:h>
      <text:p text:style-name="Text_20_body">Los conectores ATX más comunes son de <text:span text:style-name="Strong_20_Emphasis">20 pines</text:span> (en las versiones antiguas) y de <text:span text:style-name="Strong_20_Emphasis">24 pines</text:span> (en las versiones más nuevas). Ambos conectores tienen una estructura similar, con la diferencia de que el de 24 pines añade 4 pines adicionales para suministrar más potencia a las placas modernas. Aquí te doy un desglose de los pines más importantes:</text:p>
      <text:h text:style-name="Heading_20_4" text:outline-level="4">Conector ATX de 20 pine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Pin</text:span></text:p>
            </table:table-cell>
            <table:table-cell table:style-name="Tabla1.A1" office:value-type="string">
              <text:p text:style-name="Table_20_Heading"><text:span text:style-name="Strong_20_Emphasis">Color del cable</text:span></text:p>
            </table:table-cell>
            <table:table-cell table:style-name="Tabla1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Naranja</text:p>
          </table:table-cell>
          <table:table-cell table:style-name="Tabla1.A1" office:value-type="string">
            <text:p text:style-name="Table_20_Contents">+3.3V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Naranja</text:p>
          </table:table-cell>
          <table:table-cell table:style-name="Tabla1.A1" office:value-type="string">
            <text:p text:style-name="Table_20_Contents">+3.3V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Rojo</text:p>
          </table:table-cell>
          <table:table-cell table:style-name="Tabla1.A1" office:value-type="string">
            <text:p text:style-name="Table_20_Contents">+5V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Rojo</text:p>
          </table:table-cell>
          <table:table-cell table:style-name="Tabla1.A1" office:value-type="string">
            <text:p text:style-name="Table_20_Contents">+5V</text:p>
          </table:table-cell>
        </table:table-row>
        <table:table-row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8</text:p>
          </table:table-cell>
          <table:table-cell table:style-name="Tabla1.A1" office:value-type="string">
            <text:p text:style-name="Table_20_Contents">Gris</text:p>
          </table:table-cell>
          <table:table-cell table:style-name="Tabla1.A1" office:value-type="string">
            <text:p text:style-name="Table_20_Contents">Power Good (Señal de encendido correcto)</text:p>
          </table:table-cell>
        </table:table-row>
        <table:table-row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Púrpura</text:p>
          </table:table-cell>
          <table:table-cell table:style-name="Tabla1.A1" office:value-type="string">
            <text:p text:style-name="Table_20_Contents">+5VSB (Standby, siempre encendido)</text:p>
          </table:table-cell>
        </table:table-row>
        <table:table-row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Table_20_Contents">Amarillo</text:p>
          </table:table-cell>
          <table:table-cell table:style-name="Tabla1.A1" office:value-type="string">
            <text:p text:style-name="Table_20_Contents">+12V</text:p>
          </table:table-cell>
        </table:table-row>
        <text:soft-page-break/>
        <table:table-row>
          <table:table-cell table:style-name="Tabla1.A1" office:value-type="string">
            <text:p text:style-name="Table_20_Contents">11</text:p>
          </table:table-cell>
          <table:table-cell table:style-name="Tabla1.A1" office:value-type="string">
            <text:p text:style-name="Table_20_Contents">Amarillo</text:p>
          </table:table-cell>
          <table:table-cell table:style-name="Tabla1.A1" office:value-type="string">
            <text:p text:style-name="Table_20_Contents">+12V</text:p>
          </table:table-cell>
        </table:table-row>
        <table:table-row>
          <table:table-cell table:style-name="Tabla1.A1" office:value-type="string">
            <text:p text:style-name="Table_20_Contents">12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13</text:p>
          </table:table-cell>
          <table:table-cell table:style-name="Tabla1.A1" office:value-type="string">
            <text:p text:style-name="Table_20_Contents">Verde</text:p>
          </table:table-cell>
          <table:table-cell table:style-name="Tabla1.A1" office:value-type="string">
            <text:p text:style-name="Table_20_Contents">PS_ON (Encendido de la fuente)</text:p>
          </table:table-cell>
        </table:table-row>
        <table:table-row>
          <table:table-cell table:style-name="Tabla1.A1" office:value-type="string">
            <text:p text:style-name="Table_20_Contents">14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15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16</text:p>
          </table:table-cell>
          <table:table-cell table:style-name="Tabla1.A1" office:value-type="string">
            <text:p text:style-name="Table_20_Contents">Naranja</text:p>
          </table:table-cell>
          <table:table-cell table:style-name="Tabla1.A1" office:value-type="string">
            <text:p text:style-name="Table_20_Contents">+3.3V</text:p>
          </table:table-cell>
        </table:table-row>
        <table:table-row>
          <table:table-cell table:style-name="Tabla1.A1" office:value-type="string">
            <text:p text:style-name="Table_20_Contents">17</text:p>
          </table:table-cell>
          <table:table-cell table:style-name="Tabla1.A1" office:value-type="string">
            <text:p text:style-name="Table_20_Contents">Azul</text:p>
          </table:table-cell>
          <table:table-cell table:style-name="Tabla1.A1" office:value-type="string">
            <text:p text:style-name="Table_20_Contents">-12V</text:p>
          </table:table-cell>
        </table:table-row>
        <table:table-row>
          <table:table-cell table:style-name="Tabla1.A1" office:value-type="string">
            <text:p text:style-name="Table_20_Contents">18</text:p>
          </table:table-cell>
          <table:table-cell table:style-name="Tabla1.A1" office:value-type="string">
            <text:p text:style-name="Table_20_Contents">Negro</text:p>
          </table:table-cell>
          <table:table-cell table:style-name="Tabla1.A1" office:value-type="string">
            <text:p text:style-name="Table_20_Contents">Tierra (GND)</text:p>
          </table:table-cell>
        </table:table-row>
        <table:table-row>
          <table:table-cell table:style-name="Tabla1.A1" office:value-type="string">
            <text:p text:style-name="Table_20_Contents">19</text:p>
          </table:table-cell>
          <table:table-cell table:style-name="Tabla1.A1" office:value-type="string">
            <text:p text:style-name="Table_20_Contents">Rojo</text:p>
          </table:table-cell>
          <table:table-cell table:style-name="Tabla1.A1" office:value-type="string">
            <text:p text:style-name="Table_20_Contents">+5V</text:p>
          </table:table-cell>
        </table:table-row>
        <table:table-row>
          <table:table-cell table:style-name="Tabla1.A1" office:value-type="string">
            <text:p text:style-name="Table_20_Contents">20</text:p>
          </table:table-cell>
          <table:table-cell table:style-name="Tabla1.A1" office:value-type="string">
            <text:p text:style-name="Table_20_Contents">Rojo</text:p>
          </table:table-cell>
          <table:table-cell table:style-name="Tabla1.A1" office:value-type="string">
            <text:p text:style-name="Table_20_Contents">+5V</text:p>
          </table:table-cell>
        </table:table-row>
      </table:table>
      <text:h text:style-name="Heading_20_4" text:outline-level="4">Conector ATX de 24 pines (incluye los 4 pines adicionales)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Pin</text:span></text:p>
            </table:table-cell>
            <table:table-cell table:style-name="Tabla2.A1" office:value-type="string">
              <text:p text:style-name="Table_20_Heading"><text:span text:style-name="Strong_20_Emphasis">Color del cable</text:span></text:p>
            </table:table-cell>
            <table:table-cell table:style-name="Tabla2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21</text:p>
          </table:table-cell>
          <table:table-cell table:style-name="Tabla2.A1" office:value-type="string">
            <text:p text:style-name="Table_20_Contents">Naranja</text:p>
          </table:table-cell>
          <table:table-cell table:style-name="Tabla2.A1" office:value-type="string">
            <text:p text:style-name="Table_20_Contents">+3.3V</text:p>
          </table:table-cell>
        </table:table-row>
        <table:table-row>
          <table:table-cell table:style-name="Tabla2.A1" office:value-type="string">
            <text:p text:style-name="Table_20_Contents">22</text:p>
          </table:table-cell>
          <table:table-cell table:style-name="Tabla2.A1" office:value-type="string">
            <text:p text:style-name="Table_20_Contents">Naranja</text:p>
          </table:table-cell>
          <table:table-cell table:style-name="Tabla2.A1" office:value-type="string">
            <text:p text:style-name="Table_20_Contents">+3.3V</text:p>
          </table:table-cell>
        </table:table-row>
        <table:table-row>
          <table:table-cell table:style-name="Tabla2.A1" office:value-type="string">
            <text:p text:style-name="Table_20_Contents">23</text:p>
          </table:table-cell>
          <table:table-cell table:style-name="Tabla2.A1" office:value-type="string">
            <text:p text:style-name="Table_20_Contents">Rojo</text:p>
          </table:table-cell>
          <table:table-cell table:style-name="Tabla2.A1" office:value-type="string">
            <text:p text:style-name="Table_20_Contents">+5V</text:p>
          </table:table-cell>
        </table:table-row>
        <table:table-row>
          <table:table-cell table:style-name="Tabla2.A1" office:value-type="string">
            <text:p text:style-name="Table_20_Contents">24</text:p>
          </table:table-cell>
          <table:table-cell table:style-name="Tabla2.A1" office:value-type="string">
            <text:p text:style-name="Table_20_Contents">Negro</text:p>
          </table:table-cell>
          <table:table-cell table:style-name="Tabla2.A1" office:value-type="string">
            <text:p text:style-name="Table_20_Contents">Tierra (GND)</text:p>
          </table:table-cell>
        </table:table-row>
      </table:table>
      <text:h text:style-name="Heading_20_3" text:outline-level="3">Relación entre los colores y las funciones</text:h>
      <text:p text:style-name="Text_20_body">Los <text:span text:style-name="Strong_20_Emphasis">colores de los cables</text:span> en el conector ATX siguen un código que ayuda a los técnicos y fabricantes a identificar rápidamente las funciones y voltajes sin tener que revisar el diagrama de pines. Aquí te detallo los colores más comunes:</text:p>
      <text:list text:style-name="L3">
        <text:list-item>
          <text:p text:style-name="P4"><text:span text:style-name="Strong_20_Emphasis">Naranja</text:span>: Indica una línea de <text:span text:style-name="Strong_20_Emphasis">+3.3V</text:span>. Se usa para alimentar componentes como la RAM y ciertas partes del procesador.</text:p>
        </text:list-item>
        <text:list-item>
          <text:p text:style-name="P4"><text:span text:style-name="Strong_20_Emphasis">Rojo</text:span>: Representa una línea de <text:span text:style-name="Strong_20_Emphasis">+5V</text:span>. Alimenta circuitos de la placa base, discos duros y otros componentes.</text:p>
        </text:list-item>
        <text:list-item>
          <text:p text:style-name="P4"><text:span text:style-name="Strong_20_Emphasis">Amarillo</text:span>: Suministra <text:span text:style-name="Strong_20_Emphasis">+12V</text:span>, que es necesario para dispositivos más potentes, como el procesador, ventiladores, y tarjetas gráficas.</text:p>
        </text:list-item>
        <text:list-item>
          <text:p text:style-name="P4"><text:span text:style-name="Strong_20_Emphasis">Negro</text:span>: Siempre indica <text:span text:style-name="Strong_20_Emphasis">Tierra</text:span> o <text:span text:style-name="Strong_20_Emphasis">GND</text:span> (Ground), la referencia de voltaje 0V en el sistema.</text:p>
        </text:list-item>
        <text:list-item>
          <text:p text:style-name="P4"><text:span text:style-name="Strong_20_Emphasis">Púrpura</text:span>: Corresponde a la línea de <text:span text:style-name="Strong_20_Emphasis">+5VSB</text:span> (standby), que suministra energía incluso cuando el equipo está apagado pero conectado a la corriente. Esto permite funciones como encendido remoto.</text:p>
        </text:list-item>
        <text:list-item>
          <text:p text:style-name="P4"><text:span text:style-name="Strong_20_Emphasis">Azul</text:span>: Indica una línea de <text:span text:style-name="Strong_20_Emphasis">-12V</text:span>, usada principalmente por puertos antiguos como el puerto serie.</text:p>
        </text:list-item>
        <text:list-item>
          <text:p text:style-name="P4"><text:span text:style-name="Strong_20_Emphasis">Verde</text:span>: Es el cable <text:span text:style-name="Strong_20_Emphasis">PS_ON</text:span>, que se usa para encender la fuente de alimentación. Cuando este cable se conecta a tierra, la fuente se enciende.</text:p>
        </text:list-item>
        <text:list-item>
          <text:p text:style-name="P5"><text:span text:style-name="Strong_20_Emphasis">Gris</text:span>: Este es el cable de <text:span text:style-name="Strong_20_Emphasis">Power Good</text:span>, una señal que indica que los voltajes están dentro de los rangos aceptables y que la fuente de alimentación está funcionando correctamente.</text:p>
        </text:list-item>
      </text:list>
      <text:h text:style-name="Heading_20_3" text:outline-level="3">Funcionamiento básico de algunos pines importantes</text:h>
      <text:list text:style-name="L4">
        <text:list-item>
          <text:p text:style-name="P6"><text:span text:style-name="Strong_20_Emphasis">PS_ON (Verde, pin 13)</text:span>: Este pin es fundamental para encender la fuente de alimentación. Al conectarse a tierra, le indica a la fuente que debe activarse. Por eso, cuando pulsas el botón de encendido en el PC, se cierra el circuito y se pone a tierra este pin, lo que arranca la fuente.</text:p>
        </text:list-item>
        <text:list-item>
          <text:p text:style-name="P6"><text:soft-page-break/><text:span text:style-name="Strong_20_Emphasis">Power Good (Gris, pin 8)</text:span>: Este es un pin de control que envía una señal a la placa base cuando la fuente de alimentación ha estabilizado los voltajes. Solo entonces la placa base inicia el proceso de arranque del sistema.</text:p>
        </text:list-item>
      </text:list>
      <text:h text:style-name="Heading_20_3" text:outline-level="3">Conclusión</text:h>
      <text:p text:style-name="Text_20_body">El conector ATX no solo suministra energía a la placa base y sus componentes, sino que también maneja el encendido y control del sistema mediante sus pines de gestión de energía. El uso de un <text:span text:style-name="Strong_20_Emphasis">código de colores estandarizado</text:span> facilita la identificación de cada línea de voltaje, lo que simplifica las reparaciones y modificaciones en equipos informáticos.</text:p>
      <text:p text:style-name="Text_20_body">4o</text:p>
      <text:h text:style-name="Heading_20_5" text:outline-level="5">Tú dijiste:</text:h>
      <text:p text:style-name="Text_20_body">Y que me puedes contar sobre el pineado de los conectores de disqueteras</text:p>
      <text:h text:style-name="Heading_20_6" text:outline-level="6">ChatGPT Plus</text:h>
      <text:p text:style-name="Text_20_body">ChatGPT</text:p>
      <text:p text:style-name="Text_20_body">El <text:span text:style-name="Strong_20_Emphasis">conector de disquetera</text:span> o <text:span text:style-name="Strong_20_Emphasis">conector FDD (Floppy Disk Drive)</text:span> es un componente que fue fundamental en las computadoras personales durante las décadas de los 80, 90 y principios de los 2000. Estos conectores se utilizaban para alimentar las <text:span text:style-name="Strong_20_Emphasis">unidades de disquete</text:span> y transferir datos entre la unidad y la placa base.</text:p>
      <text:h text:style-name="Heading_20_3" text:outline-level="3">Pineado del conector de alimentación de disquetera</text:h>
      <text:p text:style-name="Text_20_body">El conector de alimentación de las disqueteras es similar al de otros dispositivos de almacenamiento (como los discos duros IDE), pero tiene una <text:span text:style-name="Strong_20_Emphasis">forma y tamaño más pequeños</text:span>. Este conector tiene 4 pines y sigue una disposición sencilla de voltajes que suministran energía a la disquetera.</text:p>
      <text:h text:style-name="Heading_20_4" text:outline-level="4">Pines del conector de alimentación de disquetera (conector Berg)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Pin</text:span></text:p>
            </table:table-cell>
            <table:table-cell table:style-name="Tabla3.A1" office:value-type="string">
              <text:p text:style-name="Table_20_Heading"><text:span text:style-name="Strong_20_Emphasis">Color del cable</text:span></text:p>
            </table:table-cell>
            <table:table-cell table:style-name="Tabla3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Rojo</text:p>
          </table:table-cell>
          <table:table-cell table:style-name="Tabla3.A1" office:value-type="string">
            <text:p text:style-name="Table_20_Contents">+5V</text:p>
          </table:table-cell>
        </table:table-row>
        <table:table-row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Negro</text:p>
          </table:table-cell>
          <table:table-cell table:style-name="Tabla3.A1" office:value-type="string">
            <text:p text:style-name="Table_20_Contents">Tierra (GND)</text:p>
          </table:table-cell>
        </table:table-row>
        <table:table-row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Negro</text:p>
          </table:table-cell>
          <table:table-cell table:style-name="Tabla3.A1" office:value-type="string">
            <text:p text:style-name="Table_20_Contents">Tierra (GND)</text:p>
          </table:table-cell>
        </table:table-row>
        <table:table-row>
          <table:table-cell table:style-name="Tabla3.A1" office:value-type="string">
            <text:p text:style-name="Table_20_Contents">4</text:p>
          </table:table-cell>
          <table:table-cell table:style-name="Tabla3.A1" office:value-type="string">
            <text:p text:style-name="Table_20_Contents">Amarillo</text:p>
          </table:table-cell>
          <table:table-cell table:style-name="Tabla3.A1" office:value-type="string">
            <text:p text:style-name="Table_20_Contents">+12V</text:p>
          </table:table-cell>
        </table:table-row>
      </table:table>
      <text:list text:style-name="L5">
        <text:list-item>
          <text:p text:style-name="P7"><text:span text:style-name="Strong_20_Emphasis">Rojo (+5V)</text:span>: Alimenta los circuitos lógicos y electrónicos de la disquetera.</text:p>
        </text:list-item>
        <text:list-item>
          <text:p text:style-name="P7"><text:span text:style-name="Strong_20_Emphasis">Negro (GND)</text:span>: Dos líneas de tierra, que son los puntos de referencia para los voltajes positivo y negativo.</text:p>
        </text:list-item>
        <text:list-item>
          <text:p text:style-name="P8"><text:span text:style-name="Strong_20_Emphasis">Amarillo (+12V)</text:span>: Suministra energía para el motor que hace girar el disco.</text:p>
        </text:list-item>
      </text:list>
      <text:h text:style-name="Heading_20_3" text:outline-level="3">Pineado del conector de datos de disquetera (conector de 34 pines)</text:h>
      <text:p text:style-name="Text_20_body">El conector de datos para la disquetera es de <text:span text:style-name="Strong_20_Emphasis">34 pines</text:span> (más pequeño que el de 40 pines utilizado por los discos duros IDE). Este cable plano conecta la disquetera a la placa base, permitiendo la transferencia de datos. Generalmente, el cable tiene un conector con una franja roja que indica el <text:span text:style-name="Strong_20_Emphasis">pin 1</text:span>, facilitando la correcta orientación de la conexión.</text:p>
      <text:h text:style-name="Heading_20_4" text:outline-level="4"><text:soft-page-break/>Pines del conector de datos de disquetera (34 pines)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Pin</text:span></text:p>
            </table:table-cell>
            <table:table-cell table:style-name="Tabla4.A1" office:value-type="string">
              <text:p text:style-name="Table_20_Heading"><text:span text:style-name="Strong_20_Emphasis">Función</text:span></text:p>
            </table:table-cell>
            <table:table-cell table:style-name="Tabla4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</text:p>
          </table:table-cell>
          <table:table-cell table:style-name="Tabla4.A1" office:value-type="string">
            <text:p text:style-name="Table_20_Contents">Reducción de ruido</text:p>
          </table:table-cell>
          <table:table-cell table:style-name="Tabla4.A1" office:value-type="string">
            <text:p text:style-name="Table_20_Contents">Sin uso estándar en la mayoría de las placas</text:p>
          </table:table-cell>
        </table:table-row>
        <table:table-row>
          <table:table-cell table:style-name="Tabla4.A1" office:value-type="string">
            <text:p text:style-name="Table_20_Contents">3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4</text:p>
          </table:table-cell>
          <table:table-cell table:style-name="Tabla4.A1" office:value-type="string">
            <text:p text:style-name="Table_20_Contents">Motor encendido A</text:p>
          </table:table-cell>
          <table:table-cell table:style-name="Tabla4.A1" office:value-type="string">
            <text:p text:style-name="Table_20_Contents">Controla el motor de la unidad A</text:p>
          </table:table-cell>
        </table:table-row>
        <table:table-row>
          <table:table-cell table:style-name="Tabla4.A1" office:value-type="string">
            <text:p text:style-name="Table_20_Contents">5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6</text:p>
          </table:table-cell>
          <table:table-cell table:style-name="Tabla4.A1" office:value-type="string">
            <text:p text:style-name="Table_20_Contents">Sin uso</text:p>
          </table:table-cell>
          <table:table-cell table:style-name="Tabla4.A1" office:value-type="string">
            <text:p text:style-name="Table_20_Contents">Reservado</text:p>
          </table:table-cell>
        </table:table-row>
        <table:table-row>
          <table:table-cell table:style-name="Tabla4.A1" office:value-type="string">
            <text:p text:style-name="Table_20_Contents">7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8</text:p>
          </table:table-cell>
          <table:table-cell table:style-name="Tabla4.A1" office:value-type="string">
            <text:p text:style-name="Table_20_Contents">Índice</text:p>
          </table:table-cell>
          <table:table-cell table:style-name="Tabla4.A1" office:value-type="string">
            <text:p text:style-name="Table_20_Contents">Marca el inicio de la pista del disquete</text:p>
          </table:table-cell>
        </table:table-row>
        <table:table-row>
          <table:table-cell table:style-name="Tabla4.A1" office:value-type="string">
            <text:p text:style-name="Table_20_Contents">9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0</text:p>
          </table:table-cell>
          <table:table-cell table:style-name="Tabla4.A1" office:value-type="string">
            <text:p text:style-name="Table_20_Contents">Selección de unidad A</text:p>
          </table:table-cell>
          <table:table-cell table:style-name="Tabla4.A1" office:value-type="string">
            <text:p text:style-name="Table_20_Contents">Selecciona la disquetera principal (A)</text:p>
          </table:table-cell>
        </table:table-row>
        <table:table-row>
          <table:table-cell table:style-name="Tabla4.A1" office:value-type="string">
            <text:p text:style-name="Table_20_Contents">11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2</text:p>
          </table:table-cell>
          <table:table-cell table:style-name="Tabla4.A1" office:value-type="string">
            <text:p text:style-name="Table_20_Contents">Selector de pista 0</text:p>
          </table:table-cell>
          <table:table-cell table:style-name="Tabla4.A1" office:value-type="string">
            <text:p text:style-name="Table_20_Contents">Indica cuando la cabeza está en pista 0</text:p>
          </table:table-cell>
        </table:table-row>
        <table:table-row>
          <table:table-cell table:style-name="Tabla4.A1" office:value-type="string">
            <text:p text:style-name="Table_20_Contents">13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4</text:p>
          </table:table-cell>
          <table:table-cell table:style-name="Tabla4.A1" office:value-type="string">
            <text:p text:style-name="Table_20_Contents">Selección de dirección</text:p>
          </table:table-cell>
          <table:table-cell table:style-name="Tabla4.A1" office:value-type="string">
            <text:p text:style-name="Table_20_Contents">Dirección de movimiento de la cabeza</text:p>
          </table:table-cell>
        </table:table-row>
        <table:table-row>
          <table:table-cell table:style-name="Tabla4.A1" office:value-type="string">
            <text:p text:style-name="Table_20_Contents">15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6</text:p>
          </table:table-cell>
          <table:table-cell table:style-name="Tabla4.A1" office:value-type="string">
            <text:p text:style-name="Table_20_Contents">Control del paso</text:p>
          </table:table-cell>
          <table:table-cell table:style-name="Tabla4.A1" office:value-type="string">
            <text:p text:style-name="Table_20_Contents">Mueve la cabeza de lectura/escritura</text:p>
          </table:table-cell>
        </table:table-row>
        <table:table-row>
          <table:table-cell table:style-name="Tabla4.A1" office:value-type="string">
            <text:p text:style-name="Table_20_Contents">17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18</text:p>
          </table:table-cell>
          <table:table-cell table:style-name="Tabla4.A1" office:value-type="string">
            <text:p text:style-name="Table_20_Contents">Write Data</text:p>
          </table:table-cell>
          <table:table-cell table:style-name="Tabla4.A1" office:value-type="string">
            <text:p text:style-name="Table_20_Contents">Datos para escribir en el disquete</text:p>
          </table:table-cell>
        </table:table-row>
        <table:table-row>
          <table:table-cell table:style-name="Tabla4.A1" office:value-type="string">
            <text:p text:style-name="Table_20_Contents">19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0</text:p>
          </table:table-cell>
          <table:table-cell table:style-name="Tabla4.A1" office:value-type="string">
            <text:p text:style-name="Table_20_Contents">Write Gate</text:p>
          </table:table-cell>
          <table:table-cell table:style-name="Tabla4.A1" office:value-type="string">
            <text:p text:style-name="Table_20_Contents">Autoriza la escritura</text:p>
          </table:table-cell>
        </table:table-row>
        <table:table-row>
          <table:table-cell table:style-name="Tabla4.A1" office:value-type="string">
            <text:p text:style-name="Table_20_Contents">21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2</text:p>
          </table:table-cell>
          <table:table-cell table:style-name="Tabla4.A1" office:value-type="string">
            <text:p text:style-name="Table_20_Contents">Write Protect</text:p>
          </table:table-cell>
          <table:table-cell table:style-name="Tabla4.A1" office:value-type="string">
            <text:p text:style-name="Table_20_Contents">Detecta si el disquete está protegido</text:p>
          </table:table-cell>
        </table:table-row>
        <table:table-row>
          <table:table-cell table:style-name="Tabla4.A1" office:value-type="string">
            <text:p text:style-name="Table_20_Contents">23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4</text:p>
          </table:table-cell>
          <table:table-cell table:style-name="Tabla4.A1" office:value-type="string">
            <text:p text:style-name="Table_20_Contents">Read Data</text:p>
          </table:table-cell>
          <table:table-cell table:style-name="Tabla4.A1" office:value-type="string">
            <text:p text:style-name="Table_20_Contents">Lee datos del disquete</text:p>
          </table:table-cell>
        </table:table-row>
        <table:table-row>
          <table:table-cell table:style-name="Tabla4.A1" office:value-type="string">
            <text:p text:style-name="Table_20_Contents">25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6</text:p>
          </table:table-cell>
          <table:table-cell table:style-name="Tabla4.A1" office:value-type="string">
            <text:p text:style-name="Table_20_Contents">Disk Change</text:p>
          </table:table-cell>
          <table:table-cell table:style-name="Tabla4.A1" office:value-type="string">
            <text:p text:style-name="Table_20_Contents">Indica si se ha cambiado el disquete</text:p>
          </table:table-cell>
        </table:table-row>
        <table:table-row>
          <table:table-cell table:style-name="Tabla4.A1" office:value-type="string">
            <text:p text:style-name="Table_20_Contents">27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28</text:p>
          </table:table-cell>
          <table:table-cell table:style-name="Tabla4.A1" office:value-type="string">
            <text:p text:style-name="Table_20_Contents">Side Select</text:p>
          </table:table-cell>
          <table:table-cell table:style-name="Tabla4.A1" office:value-type="string">
            <text:p text:style-name="Table_20_Contents">Selecciona el lado del disco a leer/escribir</text:p>
          </table:table-cell>
        </table:table-row>
        <table:table-row>
          <table:table-cell table:style-name="Tabla4.A1" office:value-type="string">
            <text:p text:style-name="Table_20_Contents">29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30</text:p>
          </table:table-cell>
          <table:table-cell table:style-name="Tabla4.A1" office:value-type="string">
            <text:p text:style-name="Table_20_Contents">Sin uso</text:p>
          </table:table-cell>
          <table:table-cell table:style-name="Tabla4.A1" office:value-type="string">
            <text:p text:style-name="Table_20_Contents">Reservado</text:p>
          </table:table-cell>
        </table:table-row>
        <table:table-row>
          <table:table-cell table:style-name="Tabla4.A1" office:value-type="string">
            <text:p text:style-name="Table_20_Contents">31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32</text:p>
          </table:table-cell>
          <table:table-cell table:style-name="Tabla4.A1" office:value-type="string">
            <text:p text:style-name="Table_20_Contents">Motor encendido B</text:p>
          </table:table-cell>
          <table:table-cell table:style-name="Tabla4.A1" office:value-type="string">
            <text:p text:style-name="Table_20_Contents">Controla el motor de la unidad B</text:p>
          </table:table-cell>
        </table:table-row>
        <table:table-row>
          <table:table-cell table:style-name="Tabla4.A1" office:value-type="string">
            <text:p text:style-name="Table_20_Contents">33</text:p>
          </table:table-cell>
          <table:table-cell table:style-name="Tabla4.A1" office:value-type="string">
            <text:p text:style-name="Table_20_Contents">Tierra (GND)</text:p>
          </table:table-cell>
          <table:table-cell table:style-name="Tabla4.A1" office:value-type="string">
            <text:p text:style-name="Table_20_Contents">Referencia de tierra</text:p>
          </table:table-cell>
        </table:table-row>
        <table:table-row>
          <table:table-cell table:style-name="Tabla4.A1" office:value-type="string">
            <text:p text:style-name="Table_20_Contents">34</text:p>
          </table:table-cell>
          <table:table-cell table:style-name="Tabla4.A1" office:value-type="string">
            <text:p text:style-name="Table_20_Contents">Densidad</text:p>
          </table:table-cell>
          <table:table-cell table:style-name="Tabla4.A1" office:value-type="string">
            <text:p text:style-name="Table_20_Contents">Indica la densidad del disco (alta/baja)</text:p>
          </table:table-cell>
        </table:table-row>
      </table:table>
      <text:h text:style-name="Heading_20_3" text:outline-level="3">Detalles importantes sobre el conector de disquetera</text:h>
      <text:list text:style-name="L6">
        <text:list-item>
          <text:p text:style-name="P9"><text:span text:style-name="Strong_20_Emphasis">Franja roja del cable plano</text:span>: En los cables de datos de la disquetera, la franja roja indica el <text:span text:style-name="Strong_20_Emphasis">pin 1</text:span>, lo que es crucial para conectar correctamente el cable a la placa base y la disquetera. Conectar este cable al revés puede causar que la unidad no funcione correctamente.</text:p>
        </text:list-item>
        <text:list-item>
          <text:p text:style-name="P9"><text:soft-page-break/><text:span text:style-name="Strong_20_Emphasis">Pin 10 y Pin 12</text:span>: Estos pines son usados para seleccionar la unidad <text:span text:style-name="Strong_20_Emphasis">A</text:span> y detectar la <text:span text:style-name="Strong_20_Emphasis">pista 0</text:span>, respectivamente. Las disqueteras antiguas permitían tener dos unidades conectadas (A y B), pero con el tiempo, las unidades A fueron las más comunes.</text:p>
        </text:list-item>
        <text:list-item>
          <text:p text:style-name="P9"><text:span text:style-name="Strong_20_Emphasis">Tierra (GND)</text:span>: Notarás que hay muchos pines dedicados a la <text:span text:style-name="Strong_20_Emphasis">tierra</text:span>. Esto es para asegurar una buena referencia de voltaje y minimizar interferencias en la transmisión de datos, lo cual es importante en interfaces de baja velocidad como las disqueteras.</text:p>
        </text:list-item>
      </text:list>
      <text:h text:style-name="Heading_20_3" text:outline-level="3">Conclusión</text:h>
      <text:p text:style-name="Text_20_body">Aunque las <text:span text:style-name="Strong_20_Emphasis">disqueteras</text:span> y sus conectores han quedado obsoletos en la mayoría de los equipos modernos, estos componentes jugaron un papel clave en la historia de la computación personal. Los conectores de datos y alimentación para disqueteras tenían una disposición específica que permitía el funcionamiento confiable de estas unidades, utilizando un <text:span text:style-name="Strong_20_Emphasis">cable plano de 34 pines</text:span> para los datos y un <text:span text:style-name="Strong_20_Emphasis">conector de alimentación de 4 pines</text:span> para proporcionar energía a los componentes de la unidad.</text:p>
      <text:p text:style-name="Text_20_body">4o</text:p>
      <text:h text:style-name="Heading_20_5" text:outline-level="5">Tú dijiste:</text:h>
      <text:p text:style-name="Text_20_body">Y me puees indicar lo mismo con conector IDE</text:p>
      <text:h text:style-name="Heading_20_6" text:outline-level="6">ChatGPT Plus</text:h>
      <text:p text:style-name="Text_20_body">ChatGPT</text:p>
      <text:p text:style-name="Text_20_body">El <text:span text:style-name="Strong_20_Emphasis">conector IDE (Integrated Drive Electronics)</text:span>, también conocido como <text:span text:style-name="Strong_20_Emphasis">PATA (Parallel ATA)</text:span>, fue durante muchos años el estándar dominante para conectar discos duros, unidades ópticas (como lectores de CD/DVD) y otros dispositivos de almacenamiento en los PCs. Aunque fue reemplazado por <text:span text:style-name="Strong_20_Emphasis">SATA (Serial ATA)</text:span> a partir de mediados de los 2000, el conector IDE fue clave en la evolución del almacenamiento de datos en computadoras personales.</text:p>
      <text:h text:style-name="Heading_20_3" text:outline-level="3">Pineado del conector IDE (40 pines)</text:h>
      <text:p text:style-name="Text_20_body">El conector IDE es un <text:span text:style-name="Strong_20_Emphasis">cable plano</text:span> que conecta la <text:span text:style-name="Strong_20_Emphasis">placa base</text:span> a los discos duros y unidades ópticas. Este cable suele tener <text:span text:style-name="Strong_20_Emphasis">40 pines</text:span> para la transferencia de datos, y una variante posterior (Ultra ATA) usaba un cable con <text:span text:style-name="Strong_20_Emphasis">80 hilos</text:span> (40 pines para datos y 40 para evitar interferencias electromagnéticas).</text:p>
      <text:p text:style-name="Text_20_body">A continuación, te indico el <text:span text:style-name="Strong_20_Emphasis">pineado</text:span> del conector IDE de <text:span text:style-name="Strong_20_Emphasis">40 pines</text:span>, detallando la función de cada pin.</text:p>
      <text:h text:style-name="Heading_20_4" text:outline-level="4">Pines del conector IDE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<text:span text:style-name="Strong_20_Emphasis">Pin</text:span></text:p>
            </table:table-cell>
            <table:table-cell table:style-name="Tabla5.A1" office:value-type="string">
              <text:p text:style-name="Table_20_Heading"><text:span text:style-name="Strong_20_Emphasis">Función</text:span></text:p>
            </table:table-cell>
            <table:table-cell table:style-name="Tabla5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1</text:p>
          </table:table-cell>
          <table:table-cell table:style-name="Tabla5.A1" office:value-type="string">
            <text:p text:style-name="Table_20_Contents">Reset</text:p>
          </table:table-cell>
          <table:table-cell table:style-name="Tabla5.A1" office:value-type="string">
            <text:p text:style-name="Table_20_Contents">Reinicia la unidad</text:p>
          </table:table-cell>
        </table:table-row>
        <table:table-row>
          <table:table-cell table:style-name="Tabla5.A1" office:value-type="string">
            <text:p text:style-name="Table_20_Contents">2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3</text:p>
          </table:table-cell>
          <table:table-cell table:style-name="Tabla5.A1" office:value-type="string">
            <text:p text:style-name="Table_20_Contents">Data Bit 7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4</text:p>
          </table:table-cell>
          <table:table-cell table:style-name="Tabla5.A1" office:value-type="string">
            <text:p text:style-name="Table_20_Contents">Data Bit 8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5</text:p>
          </table:table-cell>
          <table:table-cell table:style-name="Tabla5.A1" office:value-type="string">
            <text:p text:style-name="Table_20_Contents">Data Bit 6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6</text:p>
          </table:table-cell>
          <table:table-cell table:style-name="Tabla5.A1" office:value-type="string">
            <text:p text:style-name="Table_20_Contents">Data Bit 9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7</text:p>
          </table:table-cell>
          <table:table-cell table:style-name="Tabla5.A1" office:value-type="string">
            <text:p text:style-name="Table_20_Contents">Data Bit 5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8</text:p>
          </table:table-cell>
          <table:table-cell table:style-name="Tabla5.A1" office:value-type="string">
            <text:p text:style-name="Table_20_Contents">Data Bit 10</text:p>
          </table:table-cell>
          <table:table-cell table:style-name="Tabla5.A1" office:value-type="string">
            <text:p text:style-name="Table_20_Contents">Bit de datos</text:p>
          </table:table-cell>
        </table:table-row>
        <text:soft-page-break/>
        <table:table-row>
          <table:table-cell table:style-name="Tabla5.A1" office:value-type="string">
            <text:p text:style-name="Table_20_Contents">9</text:p>
          </table:table-cell>
          <table:table-cell table:style-name="Tabla5.A1" office:value-type="string">
            <text:p text:style-name="Table_20_Contents">Data Bit 4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0</text:p>
          </table:table-cell>
          <table:table-cell table:style-name="Tabla5.A1" office:value-type="string">
            <text:p text:style-name="Table_20_Contents">Data Bit 11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1</text:p>
          </table:table-cell>
          <table:table-cell table:style-name="Tabla5.A1" office:value-type="string">
            <text:p text:style-name="Table_20_Contents">Data Bit 3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2</text:p>
          </table:table-cell>
          <table:table-cell table:style-name="Tabla5.A1" office:value-type="string">
            <text:p text:style-name="Table_20_Contents">Data Bit 12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3</text:p>
          </table:table-cell>
          <table:table-cell table:style-name="Tabla5.A1" office:value-type="string">
            <text:p text:style-name="Table_20_Contents">Data Bit 2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4</text:p>
          </table:table-cell>
          <table:table-cell table:style-name="Tabla5.A1" office:value-type="string">
            <text:p text:style-name="Table_20_Contents">Data Bit 13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5</text:p>
          </table:table-cell>
          <table:table-cell table:style-name="Tabla5.A1" office:value-type="string">
            <text:p text:style-name="Table_20_Contents">Data Bit 1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6</text:p>
          </table:table-cell>
          <table:table-cell table:style-name="Tabla5.A1" office:value-type="string">
            <text:p text:style-name="Table_20_Contents">Data Bit 14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7</text:p>
          </table:table-cell>
          <table:table-cell table:style-name="Tabla5.A1" office:value-type="string">
            <text:p text:style-name="Table_20_Contents">Data Bit 0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8</text:p>
          </table:table-cell>
          <table:table-cell table:style-name="Tabla5.A1" office:value-type="string">
            <text:p text:style-name="Table_20_Contents">Data Bit 15</text:p>
          </table:table-cell>
          <table:table-cell table:style-name="Tabla5.A1" office:value-type="string">
            <text:p text:style-name="Table_20_Contents">Bit de datos</text:p>
          </table:table-cell>
        </table:table-row>
        <table:table-row>
          <table:table-cell table:style-name="Tabla5.A1" office:value-type="string">
            <text:p text:style-name="Table_20_Contents">19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20</text:p>
          </table:table-cell>
          <table:table-cell table:style-name="Tabla5.A1" office:value-type="string">
            <text:p text:style-name="Table_20_Contents">Sin uso</text:p>
          </table:table-cell>
          <table:table-cell table:style-name="Tabla5.A1" office:value-type="string">
            <text:p text:style-name="Table_20_Contents">No conectado (o key pin en algunos cables)</text:p>
          </table:table-cell>
        </table:table-row>
        <table:table-row>
          <table:table-cell table:style-name="Tabla5.A1" office:value-type="string">
            <text:p text:style-name="Table_20_Contents">21</text:p>
          </table:table-cell>
          <table:table-cell table:style-name="Tabla5.A1" office:value-type="string">
            <text:p text:style-name="Table_20_Contents">DRQ (Request Data)</text:p>
          </table:table-cell>
          <table:table-cell table:style-name="Tabla5.A1" office:value-type="string">
            <text:p text:style-name="Table_20_Contents">Petición de datos</text:p>
          </table:table-cell>
        </table:table-row>
        <table:table-row>
          <table:table-cell table:style-name="Tabla5.A1" office:value-type="string">
            <text:p text:style-name="Table_20_Contents">22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23</text:p>
          </table:table-cell>
          <table:table-cell table:style-name="Tabla5.A1" office:value-type="string">
            <text:p text:style-name="Table_20_Contents">IOW (I/O Write)</text:p>
          </table:table-cell>
          <table:table-cell table:style-name="Tabla5.A1" office:value-type="string">
            <text:p text:style-name="Table_20_Contents">Señal de escritura</text:p>
          </table:table-cell>
        </table:table-row>
        <table:table-row>
          <table:table-cell table:style-name="Tabla5.A1" office:value-type="string">
            <text:p text:style-name="Table_20_Contents">24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25</text:p>
          </table:table-cell>
          <table:table-cell table:style-name="Tabla5.A1" office:value-type="string">
            <text:p text:style-name="Table_20_Contents">IOR (I/O Read)</text:p>
          </table:table-cell>
          <table:table-cell table:style-name="Tabla5.A1" office:value-type="string">
            <text:p text:style-name="Table_20_Contents">Señal de lectura</text:p>
          </table:table-cell>
        </table:table-row>
        <table:table-row>
          <table:table-cell table:style-name="Tabla5.A1" office:value-type="string">
            <text:p text:style-name="Table_20_Contents">26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27</text:p>
          </table:table-cell>
          <table:table-cell table:style-name="Tabla5.A1" office:value-type="string">
            <text:p text:style-name="Table_20_Contents">IORDY (Ready)</text:p>
          </table:table-cell>
          <table:table-cell table:style-name="Tabla5.A1" office:value-type="string">
            <text:p text:style-name="Table_20_Contents">Señal que indica que la unidad está lista</text:p>
          </table:table-cell>
        </table:table-row>
        <table:table-row>
          <table:table-cell table:style-name="Tabla5.A1" office:value-type="string">
            <text:p text:style-name="Table_20_Contents">28</text:p>
          </table:table-cell>
          <table:table-cell table:style-name="Tabla5.A1" office:value-type="string">
            <text:p text:style-name="Table_20_Contents">CSEL (Cable Select)</text:p>
          </table:table-cell>
          <table:table-cell table:style-name="Tabla5.A1" office:value-type="string">
            <text:p text:style-name="Table_20_Contents">Selección de dispositivo a través del cable</text:p>
          </table:table-cell>
        </table:table-row>
        <table:table-row>
          <table:table-cell table:style-name="Tabla5.A1" office:value-type="string">
            <text:p text:style-name="Table_20_Contents">29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30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  <table:table-row>
          <table:table-cell table:style-name="Tabla5.A1" office:value-type="string">
            <text:p text:style-name="Table_20_Contents">31</text:p>
          </table:table-cell>
          <table:table-cell table:style-name="Tabla5.A1" office:value-type="string">
            <text:p text:style-name="Table_20_Contents">Interrupt Request</text:p>
          </table:table-cell>
          <table:table-cell table:style-name="Tabla5.A1" office:value-type="string">
            <text:p text:style-name="Table_20_Contents">Petición de interrupción</text:p>
          </table:table-cell>
        </table:table-row>
        <table:table-row>
          <table:table-cell table:style-name="Tabla5.A1" office:value-type="string">
            <text:p text:style-name="Table_20_Contents">32</text:p>
          </table:table-cell>
          <table:table-cell table:style-name="Tabla5.A1" office:value-type="string">
            <text:p text:style-name="Table_20_Contents">IOCS16 (16-bit)</text:p>
          </table:table-cell>
          <table:table-cell table:style-name="Tabla5.A1" office:value-type="string">
            <text:p text:style-name="Table_20_Contents">Selección de 16 bits</text:p>
          </table:table-cell>
        </table:table-row>
        <table:table-row>
          <table:table-cell table:style-name="Tabla5.A1" office:value-type="string">
            <text:p text:style-name="Table_20_Contents">33</text:p>
          </table:table-cell>
          <table:table-cell table:style-name="Tabla5.A1" office:value-type="string">
            <text:p text:style-name="Table_20_Contents">Address Bit 1</text:p>
          </table:table-cell>
          <table:table-cell table:style-name="Tabla5.A1" office:value-type="string">
            <text:p text:style-name="Table_20_Contents">Bit de dirección</text:p>
          </table:table-cell>
        </table:table-row>
        <table:table-row>
          <table:table-cell table:style-name="Tabla5.A1" office:value-type="string">
            <text:p text:style-name="Table_20_Contents">34</text:p>
          </table:table-cell>
          <table:table-cell table:style-name="Tabla5.A1" office:value-type="string">
            <text:p text:style-name="Table_20_Contents">PDIAG (Passed Diagnostics)</text:p>
          </table:table-cell>
          <table:table-cell table:style-name="Tabla5.A1" office:value-type="string">
            <text:p text:style-name="Table_20_Contents">Señal de diagnóstico completado</text:p>
          </table:table-cell>
        </table:table-row>
        <table:table-row>
          <table:table-cell table:style-name="Tabla5.A1" office:value-type="string">
            <text:p text:style-name="Table_20_Contents">35</text:p>
          </table:table-cell>
          <table:table-cell table:style-name="Tabla5.A1" office:value-type="string">
            <text:p text:style-name="Table_20_Contents">Address Bit 0</text:p>
          </table:table-cell>
          <table:table-cell table:style-name="Tabla5.A1" office:value-type="string">
            <text:p text:style-name="Table_20_Contents">Bit de dirección</text:p>
          </table:table-cell>
        </table:table-row>
        <table:table-row>
          <table:table-cell table:style-name="Tabla5.A1" office:value-type="string">
            <text:p text:style-name="Table_20_Contents">36</text:p>
          </table:table-cell>
          <table:table-cell table:style-name="Tabla5.A1" office:value-type="string">
            <text:p text:style-name="Table_20_Contents">Address Bit 2</text:p>
          </table:table-cell>
          <table:table-cell table:style-name="Tabla5.A1" office:value-type="string">
            <text:p text:style-name="Table_20_Contents">Bit de dirección</text:p>
          </table:table-cell>
        </table:table-row>
        <table:table-row>
          <table:table-cell table:style-name="Tabla5.A1" office:value-type="string">
            <text:p text:style-name="Table_20_Contents">37</text:p>
          </table:table-cell>
          <table:table-cell table:style-name="Tabla5.A1" office:value-type="string">
            <text:p text:style-name="Table_20_Contents">CS0 (Chip Select 0)</text:p>
          </table:table-cell>
          <table:table-cell table:style-name="Tabla5.A1" office:value-type="string">
            <text:p text:style-name="Table_20_Contents">Selección de chip 0</text:p>
          </table:table-cell>
        </table:table-row>
        <table:table-row>
          <table:table-cell table:style-name="Tabla5.A1" office:value-type="string">
            <text:p text:style-name="Table_20_Contents">38</text:p>
          </table:table-cell>
          <table:table-cell table:style-name="Tabla5.A1" office:value-type="string">
            <text:p text:style-name="Table_20_Contents">CS1 (Chip Select 1)</text:p>
          </table:table-cell>
          <table:table-cell table:style-name="Tabla5.A1" office:value-type="string">
            <text:p text:style-name="Table_20_Contents">Selección de chip 1</text:p>
          </table:table-cell>
        </table:table-row>
        <table:table-row>
          <table:table-cell table:style-name="Tabla5.A1" office:value-type="string">
            <text:p text:style-name="Table_20_Contents">39</text:p>
          </table:table-cell>
          <table:table-cell table:style-name="Tabla5.A1" office:value-type="string">
            <text:p text:style-name="Table_20_Contents">DASP (Drive Active/Slave Present)</text:p>
          </table:table-cell>
          <table:table-cell table:style-name="Tabla5.A1" office:value-type="string">
            <text:p text:style-name="Table_20_Contents">Unidad activa/presencia de esclavo</text:p>
          </table:table-cell>
        </table:table-row>
        <table:table-row>
          <table:table-cell table:style-name="Tabla5.A1" office:value-type="string">
            <text:p text:style-name="Table_20_Contents">40</text:p>
          </table:table-cell>
          <table:table-cell table:style-name="Tabla5.A1" office:value-type="string">
            <text:p text:style-name="Table_20_Contents">Ground (Tierra)</text:p>
          </table:table-cell>
          <table:table-cell table:style-name="Tabla5.A1" office:value-type="string">
            <text:p text:style-name="Table_20_Contents">Referencia de tierra</text:p>
          </table:table-cell>
        </table:table-row>
      </table:table>
      <text:h text:style-name="Heading_20_3" text:outline-level="3">Conector IDE de 40 vs. 80 hilos</text:h>
      <text:p text:style-name="Text_20_body">Aunque el conector IDE tiene <text:span text:style-name="Strong_20_Emphasis">40 pines</text:span>, las versiones más avanzadas del estándar, como <text:span text:style-name="Strong_20_Emphasis">ATA-66/100/133</text:span>, utilizan un <text:span text:style-name="Strong_20_Emphasis">cable plano de 80 hilos</text:span>. Los 40 hilos adicionales no llevan señales de datos; en su lugar, se usan para mejorar el apantallamiento y reducir el ruido electromagnético, lo que permite velocidades de transferencia más altas sin interferencias.</text:p>
      <text:list text:style-name="L7">
        <text:list-item>
          <text:p text:style-name="P10"><text:span text:style-name="Strong_20_Emphasis">Cable IDE de 40 hilos</text:span>: Se usaba en las primeras versiones de dispositivos IDE, como los discos duros ATA-33, que podían transferir datos a un máximo de 33 MB/s.</text:p>
        </text:list-item>
        <text:list-item>
          <text:p text:style-name="P11"><text:span text:style-name="Strong_20_Emphasis">Cable IDE de 80 hilos</text:span>: Introducido con el ATA-66, este cable permitió tasas de transferencia más rápidas (66 MB/s y superiores) al reducir el ruido en la transmisión de señales.</text:p>
        </text:list-item>
      </text:list>
      <text:h text:style-name="Heading_20_3" text:outline-level="3"><text:soft-page-break/>Selección de unidades: Maestro, Esclavo y Cable Select</text:h>
      <text:p text:style-name="Text_20_body">Una característica importante del conector IDE es la capacidad de conectar <text:span text:style-name="Strong_20_Emphasis">dos dispositivos</text:span> (por ejemplo, dos discos duros o un disco duro y una unidad óptica) en un solo cable. Para que esto funcione correctamente, uno de los dispositivos debe configurarse como <text:span text:style-name="Strong_20_Emphasis">Maestro (Master)</text:span> y el otro como <text:span text:style-name="Strong_20_Emphasis">Esclavo (Slave)</text:span>. Esto se puede hacer de dos maneras:</text:p>
      <text:list text:style-name="L8">
        <text:list-item>
          <text:p text:style-name="P12"><text:span text:style-name="Strong_20_Emphasis">Jumpers de configuración</text:span>: En la parte posterior de los dispositivos IDE, hay pequeños puentes o "jumpers" que permiten seleccionar manualmente si el dispositivo será Maestro o Esclavo. El dispositivo Maestro es el principal, mientras que el Esclavo es el secundario.</text:p>
        </text:list-item>
        <text:list-item>
          <text:p text:style-name="P12"><text:span text:style-name="Strong_20_Emphasis">Cable Select (CSEL, pin 28)</text:span>: Esta opción permite que el <text:span text:style-name="Strong_20_Emphasis">cable IDE determine automáticamente</text:span> cuál dispositivo es el Maestro o el Esclavo según su posición en el cable. Para que funcione, ambos dispositivos deben tener sus jumpers configurados en <text:span text:style-name="Strong_20_Emphasis">Cable Select</text:span>.</text:p>
        </text:list-item>
      </text:list>
      <text:h text:style-name="Heading_20_3" text:outline-level="3">Pineado del conector de alimentación para dispositivos IDE (Molex)</text:h>
      <text:p text:style-name="Text_20_body">Los discos duros y las unidades ópticas IDE usan un conector de alimentación de tipo <text:span text:style-name="Strong_20_Emphasis">Molex</text:span> de 4 pines, que tiene la siguiente distribución:</text:p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<text:span text:style-name="Strong_20_Emphasis">Pin</text:span></text:p>
            </table:table-cell>
            <table:table-cell table:style-name="Tabla6.A1" office:value-type="string">
              <text:p text:style-name="Table_20_Heading"><text:span text:style-name="Strong_20_Emphasis">Color del cable</text:span></text:p>
            </table:table-cell>
            <table:table-cell table:style-name="Tabla6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1</text:p>
          </table:table-cell>
          <table:table-cell table:style-name="Tabla6.A1" office:value-type="string">
            <text:p text:style-name="Table_20_Contents">Amarillo</text:p>
          </table:table-cell>
          <table:table-cell table:style-name="Tabla6.A1" office:value-type="string">
            <text:p text:style-name="Table_20_Contents">+12V</text:p>
          </table:table-cell>
        </table:table-row>
        <table:table-row>
          <table:table-cell table:style-name="Tabla6.A1" office:value-type="string">
            <text:p text:style-name="Table_20_Contents">2</text:p>
          </table:table-cell>
          <table:table-cell table:style-name="Tabla6.A1" office:value-type="string">
            <text:p text:style-name="Table_20_Contents">Negro</text:p>
          </table:table-cell>
          <table:table-cell table:style-name="Tabla6.A1" office:value-type="string">
            <text:p text:style-name="Table_20_Contents">Tierra (GND)</text:p>
          </table:table-cell>
        </table:table-row>
        <table:table-row>
          <table:table-cell table:style-name="Tabla6.A1" office:value-type="string">
            <text:p text:style-name="Table_20_Contents">3</text:p>
          </table:table-cell>
          <table:table-cell table:style-name="Tabla6.A1" office:value-type="string">
            <text:p text:style-name="Table_20_Contents">Negro</text:p>
          </table:table-cell>
          <table:table-cell table:style-name="Tabla6.A1" office:value-type="string">
            <text:p text:style-name="Table_20_Contents">Tierra (GND)</text:p>
          </table:table-cell>
        </table:table-row>
        <table:table-row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Rojo</text:p>
          </table:table-cell>
          <table:table-cell table:style-name="Tabla6.A1" office:value-type="string">
            <text:p text:style-name="Table_20_Contents">+5V</text:p>
          </table:table-cell>
        </table:table-row>
      </table:table>
      <text:list text:style-name="L9">
        <text:list-item>
          <text:p text:style-name="P13"><text:span text:style-name="Strong_20_Emphasis">Amarillo (+12V)</text:span>: Suministra energía para los componentes que requieren mayor potencia, como el motor del disco duro.</text:p>
        </text:list-item>
        <text:list-item>
          <text:p text:style-name="P13"><text:span text:style-name="Strong_20_Emphasis">Negro (GND)</text:span>: Son los pines de tierra o referencia de voltaje 0V.</text:p>
        </text:list-item>
        <text:list-item>
          <text:p text:style-name="P14"><text:span text:style-name="Strong_20_Emphasis">Rojo (+5V)</text:span>: Alimenta los circuitos electrónicos y lógicos de la unidad.</text:p>
        </text:list-item>
      </text:list>
      <text:h text:style-name="Heading_20_3" text:outline-level="3">Detalles importantes</text:h>
      <text:list text:style-name="L10">
        <text:list-item>
          <text:p text:style-name="P15"><text:span text:style-name="Strong_20_Emphasis">Pin 1 y franja roja</text:span>: El <text:span text:style-name="Strong_20_Emphasis">pin 1</text:span> del conector IDE en la placa base y el dispositivo está marcado claramente, y el cable plano tiene una <text:span text:style-name="Strong_20_Emphasis">franja roja</text:span> en uno de los lados, que indica el lado correspondiente al <text:span text:style-name="Strong_20_Emphasis">pin 1</text:span>. Conectar el cable IDE de manera incorrecta puede hacer que el dispositivo no funcione o cause errores.</text:p>
        </text:list-item>
        <text:list-item>
          <text:p text:style-name="P15"><text:span text:style-name="Strong_20_Emphasis">Dispositivos múltiples</text:span>: En un solo conector IDE, puedes conectar hasta <text:span text:style-name="Strong_20_Emphasis">dos dispositivos</text:span> (disco duro y unidad óptica, por ejemplo), lo que permitía ahorrar espacio y simplificar el cableado en las computadoras.</text:p>
        </text:list-item>
      </text:list>
      <text:h text:style-name="Heading_20_3" text:outline-level="3">Conclusión</text:h>
      <text:p text:style-name="Text_20_body">El conector <text:span text:style-name="Strong_20_Emphasis">IDE</text:span> fue crucial para la evolución de los dispositivos de almacenamiento en las computadoras personales, permitiendo la conexión eficiente de discos duros y unidades ópticas. El conector de <text:span text:style-name="Strong_20_Emphasis">40 pines</text:span> era el encargado de transferir datos entre el dispositivo y la placa base, mientras que el conector <text:span text:style-name="Strong_20_Emphasis">Molex</text:span> proporcionaba la energía necesaria para su funcionamiento. Aunque ha sido reemplazado por el estándar <text:span text:style-name="Strong_20_Emphasis">SATA</text:span>, la tecnología IDE fue durante muchos años el pilar del almacenamiento en PCs.</text:p>
      <text:p text:style-name="Text_20_body"><text:soft-page-break/>4o</text:p>
      <text:h text:style-name="Heading_20_5" text:outline-level="5">Tú dijiste:</text:h>
      <text:p text:style-name="Text_20_body">y me puedes indicar lo mismo con el conector de datos SATA</text:p>
      <text:h text:style-name="Heading_20_6" text:outline-level="6">ChatGPT Plus</text:h>
      <text:p text:style-name="Text_20_body">ChatGPT</text:p>
      <text:p text:style-name="Text_20_body">El <text:span text:style-name="Strong_20_Emphasis">conector de datos SATA (Serial ATA)</text:span> es el estándar moderno para la conexión de dispositivos de almacenamiento, como discos duros, unidades de estado sólido (SSD) y unidades ópticas. SATA reemplazó al antiguo estándar <text:span text:style-name="Strong_20_Emphasis">IDE/PATA</text:span> a partir de principios de los 2000, ofreciendo una <text:span text:style-name="Strong_20_Emphasis">transferencia de datos más rápida</text:span> y una <text:span text:style-name="Strong_20_Emphasis">mayor eficiencia</text:span> en el manejo de dispositivos de almacenamiento.</text:p>
      <text:h text:style-name="Heading_20_3" text:outline-level="3">Características del conector SATA</text:h>
      <text:list text:style-name="L11">
        <text:list-item>
          <text:p text:style-name="P16"><text:span text:style-name="Strong_20_Emphasis">Velocidad</text:span>: SATA comenzó con una velocidad de transferencia de datos de 1.5 Gb/s (SATA I), luego 3 Gb/s (SATA II) y finalmente 6 Gb/s (SATA III), lo que lo hace mucho más rápido que su predecesor PATA.</text:p>
        </text:list-item>
        <text:list-item>
          <text:p text:style-name="P16"><text:span text:style-name="Strong_20_Emphasis">Cableado</text:span>: En lugar de usar cables planos y anchos como IDE, SATA usa cables <text:span text:style-name="Strong_20_Emphasis">más delgados</text:span> y <text:span text:style-name="Strong_20_Emphasis">más flexibles</text:span>, lo que mejora la gestión del cableado dentro del gabinete y reduce la interferencia electromagnética.</text:p>
        </text:list-item>
        <text:list-item>
          <text:p text:style-name="P17"><text:span text:style-name="Strong_20_Emphasis">Dispositivos individuales</text:span>: A diferencia de los conectores IDE, donde se podían conectar dos dispositivos por canal (Maestro y Esclavo), con SATA se conecta un solo dispositivo por canal, simplificando el diseño y eliminando la necesidad de jumpers para seleccionar entre Maestro y Esclavo.</text:p>
        </text:list-item>
      </text:list>
      <text:h text:style-name="Heading_20_3" text:outline-level="3">Pineado del conector de datos SATA</text:h>
      <text:p text:style-name="Text_20_body">El conector SATA tiene <text:span text:style-name="Strong_20_Emphasis">7 pines</text:span>, todos dedicados a la transmisión de datos. Estos pines están organizados en pares que corresponden a las señales de transmisión y recepción de datos de forma serial.</text:p>
      <text:h text:style-name="Heading_20_4" text:outline-level="4">Pines del conector de datos SATA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<text:span text:style-name="Strong_20_Emphasis">Pin</text:span></text:p>
            </table:table-cell>
            <table:table-cell table:style-name="Tabla7.A1" office:value-type="string">
              <text:p text:style-name="Table_20_Heading"><text:span text:style-name="Strong_20_Emphasis">Función</text:span></text:p>
            </table:table-cell>
            <table:table-cell table:style-name="Tabla7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1</text:p>
          </table:table-cell>
          <table:table-cell table:style-name="Tabla7.A1" office:value-type="string">
            <text:p text:style-name="Table_20_Contents">GND (Tierra)</text:p>
          </table:table-cell>
          <table:table-cell table:style-name="Tabla7.A1" office:value-type="string">
            <text:p text:style-name="Table_20_Contents">Referencia de tierra</text:p>
          </table:table-cell>
        </table:table-row>
        <table:table-row>
          <table:table-cell table:style-name="Tabla7.A1" office:value-type="string">
            <text:p text:style-name="Table_20_Contents">2</text:p>
          </table:table-cell>
          <table:table-cell table:style-name="Tabla7.A1" office:value-type="string">
            <text:p text:style-name="Table_20_Contents">A+ (Transmisión +)</text:p>
          </table:table-cell>
          <table:table-cell table:style-name="Tabla7.A1" office:value-type="string">
            <text:p text:style-name="Table_20_Contents">Transmisión de datos en el canal positivo</text:p>
          </table:table-cell>
        </table:table-row>
        <table:table-row>
          <table:table-cell table:style-name="Tabla7.A1" office:value-type="string">
            <text:p text:style-name="Table_20_Contents">3</text:p>
          </table:table-cell>
          <table:table-cell table:style-name="Tabla7.A1" office:value-type="string">
            <text:p text:style-name="Table_20_Contents">A- (Transmisión -)</text:p>
          </table:table-cell>
          <table:table-cell table:style-name="Tabla7.A1" office:value-type="string">
            <text:p text:style-name="Table_20_Contents">Transmisión de datos en el canal negativo</text:p>
          </table:table-cell>
        </table:table-row>
        <table:table-row>
          <table:table-cell table:style-name="Tabla7.A1" office:value-type="string">
            <text:p text:style-name="Table_20_Contents">4</text:p>
          </table:table-cell>
          <table:table-cell table:style-name="Tabla7.A1" office:value-type="string">
            <text:p text:style-name="Table_20_Contents">GND (Tierra)</text:p>
          </table:table-cell>
          <table:table-cell table:style-name="Tabla7.A1" office:value-type="string">
            <text:p text:style-name="Table_20_Contents">Referencia de tierra</text:p>
          </table:table-cell>
        </table:table-row>
        <table:table-row>
          <table:table-cell table:style-name="Tabla7.A1" office:value-type="string">
            <text:p text:style-name="Table_20_Contents">5</text:p>
          </table:table-cell>
          <table:table-cell table:style-name="Tabla7.A1" office:value-type="string">
            <text:p text:style-name="Table_20_Contents">B+ (Recepción +)</text:p>
          </table:table-cell>
          <table:table-cell table:style-name="Tabla7.A1" office:value-type="string">
            <text:p text:style-name="Table_20_Contents">Recepción de datos en el canal positivo</text:p>
          </table:table-cell>
        </table:table-row>
        <table:table-row>
          <table:table-cell table:style-name="Tabla7.A1" office:value-type="string">
            <text:p text:style-name="Table_20_Contents">6</text:p>
          </table:table-cell>
          <table:table-cell table:style-name="Tabla7.A1" office:value-type="string">
            <text:p text:style-name="Table_20_Contents">B- (Recepción -)</text:p>
          </table:table-cell>
          <table:table-cell table:style-name="Tabla7.A1" office:value-type="string">
            <text:p text:style-name="Table_20_Contents">Recepción de datos en el canal negativo</text:p>
          </table:table-cell>
        </table:table-row>
        <table:table-row>
          <table:table-cell table:style-name="Tabla7.A1" office:value-type="string">
            <text:p text:style-name="Table_20_Contents">7</text:p>
          </table:table-cell>
          <table:table-cell table:style-name="Tabla7.A1" office:value-type="string">
            <text:p text:style-name="Table_20_Contents">GND (Tierra)</text:p>
          </table:table-cell>
          <table:table-cell table:style-name="Tabla7.A1" office:value-type="string">
            <text:p text:style-name="Table_20_Contents">Referencia de tierra</text:p>
          </table:table-cell>
        </table:table-row>
      </table:table>
      <text:h text:style-name="Heading_20_4" text:outline-level="4">Detalles sobre la transmisión de datos en SATA</text:h>
      <text:list text:style-name="L12">
        <text:list-item>
          <text:p text:style-name="P18"><text:span text:style-name="Strong_20_Emphasis">Transmisión diferencial</text:span>: SATA usa un sistema de <text:span text:style-name="Strong_20_Emphasis">transmisión diferencial</text:span> en pares de cables, lo que significa que hay dos líneas para la <text:span text:style-name="Strong_20_Emphasis">transmisión de datos</text:span> (A+ y A-) y dos para la <text:span text:style-name="Strong_20_Emphasis">recepción de datos</text:span> (B+ y B-). Esto mejora la integridad de la señal y permite que las transferencias de datos sean más rápidas y estables.</text:p>
        </text:list-item>
        <text:list-item>
          <text:p text:style-name="P19"><text:soft-page-break/><text:span text:style-name="Strong_20_Emphasis">Tierra (GND)</text:span>: Los pines de <text:span text:style-name="Strong_20_Emphasis">tierra</text:span> (1, 4 y 7) se colocan estratégicamente para evitar interferencias y asegurar una buena referencia de voltaje para las señales de datos.</text:p>
        </text:list-item>
      </text:list>
      <text:h text:style-name="Heading_20_3" text:outline-level="3">Pineado del conector de alimentación SATA</text:h>
      <text:p text:style-name="Text_20_body">El conector de alimentación SATA es diferente al conector de alimentación <text:span text:style-name="Strong_20_Emphasis">Molex</text:span> utilizado en dispositivos IDE. Este conector tiene <text:span text:style-name="Strong_20_Emphasis">15 pines</text:span>, lo que permite un suministro de energía más eficiente y estable para los discos duros y unidades ópticas modernas.</text:p>
      <text:h text:style-name="Heading_20_4" text:outline-level="4">Pines del conector de alimentación SATA</text:h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Table_20_Heading"><text:span text:style-name="Strong_20_Emphasis">Pin</text:span></text:p>
            </table:table-cell>
            <table:table-cell table:style-name="Tabla8.A1" office:value-type="string">
              <text:p text:style-name="Table_20_Heading"><text:span text:style-name="Strong_20_Emphasis">Color</text:span></text:p>
            </table:table-cell>
            <table:table-cell table:style-name="Tabla8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8.A1" office:value-type="string">
            <text:p text:style-name="Table_20_Contents">1</text:p>
          </table:table-cell>
          <table:table-cell table:style-name="Tabla8.A1" office:value-type="string">
            <text:p text:style-name="Table_20_Contents">Naranja</text:p>
          </table:table-cell>
          <table:table-cell table:style-name="Tabla8.A1" office:value-type="string">
            <text:p text:style-name="Table_20_Contents">+3.3V</text:p>
          </table:table-cell>
        </table:table-row>
        <table:table-row>
          <table:table-cell table:style-name="Tabla8.A1" office:value-type="string">
            <text:p text:style-name="Table_20_Contents">2</text:p>
          </table:table-cell>
          <table:table-cell table:style-name="Tabla8.A1" office:value-type="string">
            <text:p text:style-name="Table_20_Contents">Naranja</text:p>
          </table:table-cell>
          <table:table-cell table:style-name="Tabla8.A1" office:value-type="string">
            <text:p text:style-name="Table_20_Contents">+3.3V</text:p>
          </table:table-cell>
        </table:table-row>
        <table:table-row>
          <table:table-cell table:style-name="Tabla8.A1" office:value-type="string">
            <text:p text:style-name="Table_20_Contents">3</text:p>
          </table:table-cell>
          <table:table-cell table:style-name="Tabla8.A1" office:value-type="string">
            <text:p text:style-name="Table_20_Contents">Naranja</text:p>
          </table:table-cell>
          <table:table-cell table:style-name="Tabla8.A1" office:value-type="string">
            <text:p text:style-name="Table_20_Contents">+3.3V</text:p>
          </table:table-cell>
        </table:table-row>
        <table:table-row>
          <table:table-cell table:style-name="Tabla8.A1" office:value-type="string">
            <text:p text:style-name="Table_20_Contents">4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5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6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7</text:p>
          </table:table-cell>
          <table:table-cell table:style-name="Tabla8.A1" office:value-type="string">
            <text:p text:style-name="Table_20_Contents">Rojo</text:p>
          </table:table-cell>
          <table:table-cell table:style-name="Tabla8.A1" office:value-type="string">
            <text:p text:style-name="Table_20_Contents">+5V</text:p>
          </table:table-cell>
        </table:table-row>
        <table:table-row>
          <table:table-cell table:style-name="Tabla8.A1" office:value-type="string">
            <text:p text:style-name="Table_20_Contents">8</text:p>
          </table:table-cell>
          <table:table-cell table:style-name="Tabla8.A1" office:value-type="string">
            <text:p text:style-name="Table_20_Contents">Rojo</text:p>
          </table:table-cell>
          <table:table-cell table:style-name="Tabla8.A1" office:value-type="string">
            <text:p text:style-name="Table_20_Contents">+5V</text:p>
          </table:table-cell>
        </table:table-row>
        <table:table-row>
          <table:table-cell table:style-name="Tabla8.A1" office:value-type="string">
            <text:p text:style-name="Table_20_Contents">9</text:p>
          </table:table-cell>
          <table:table-cell table:style-name="Tabla8.A1" office:value-type="string">
            <text:p text:style-name="Table_20_Contents">Rojo</text:p>
          </table:table-cell>
          <table:table-cell table:style-name="Tabla8.A1" office:value-type="string">
            <text:p text:style-name="Table_20_Contents">+5V</text:p>
          </table:table-cell>
        </table:table-row>
        <table:table-row>
          <table:table-cell table:style-name="Tabla8.A1" office:value-type="string">
            <text:p text:style-name="Table_20_Contents">10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11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12</text:p>
          </table:table-cell>
          <table:table-cell table:style-name="Tabla8.A1" office:value-type="string">
            <text:p text:style-name="Table_20_Contents">Negro</text:p>
          </table:table-cell>
          <table:table-cell table:style-name="Tabla8.A1" office:value-type="string">
            <text:p text:style-name="Table_20_Contents">Tierra (GND)</text:p>
          </table:table-cell>
        </table:table-row>
        <table:table-row>
          <table:table-cell table:style-name="Tabla8.A1" office:value-type="string">
            <text:p text:style-name="Table_20_Contents">13</text:p>
          </table:table-cell>
          <table:table-cell table:style-name="Tabla8.A1" office:value-type="string">
            <text:p text:style-name="Table_20_Contents">Amarillo</text:p>
          </table:table-cell>
          <table:table-cell table:style-name="Tabla8.A1" office:value-type="string">
            <text:p text:style-name="Table_20_Contents">+12V</text:p>
          </table:table-cell>
        </table:table-row>
        <table:table-row>
          <table:table-cell table:style-name="Tabla8.A1" office:value-type="string">
            <text:p text:style-name="Table_20_Contents">14</text:p>
          </table:table-cell>
          <table:table-cell table:style-name="Tabla8.A1" office:value-type="string">
            <text:p text:style-name="Table_20_Contents">Amarillo</text:p>
          </table:table-cell>
          <table:table-cell table:style-name="Tabla8.A1" office:value-type="string">
            <text:p text:style-name="Table_20_Contents">+12V</text:p>
          </table:table-cell>
        </table:table-row>
        <table:table-row>
          <table:table-cell table:style-name="Tabla8.A1" office:value-type="string">
            <text:p text:style-name="Table_20_Contents">15</text:p>
          </table:table-cell>
          <table:table-cell table:style-name="Tabla8.A1" office:value-type="string">
            <text:p text:style-name="Table_20_Contents">Amarillo</text:p>
          </table:table-cell>
          <table:table-cell table:style-name="Tabla8.A1" office:value-type="string">
            <text:p text:style-name="Table_20_Contents">+12V</text:p>
          </table:table-cell>
        </table:table-row>
      </table:table>
      <text:h text:style-name="Heading_20_4" text:outline-level="4">Detalles sobre el conector de alimentación SATA</text:h>
      <text:list text:style-name="L13">
        <text:list-item>
          <text:p text:style-name="P20"><text:span text:style-name="Strong_20_Emphasis">Más pines de tierra (GND)</text:span>: Hay <text:span text:style-name="Strong_20_Emphasis">varios pines de tierra</text:span> (GND) para garantizar la estabilidad del suministro eléctrico y reducir la posibilidad de interferencias.</text:p>
        </text:list-item>
        <text:list-item>
          <text:p text:style-name="P21"><text:span text:style-name="Strong_20_Emphasis">Voltajes múltiples</text:span>: A diferencia del conector Molex (que solo tiene +5V y +12V), el conector de alimentación SATA también suministra <text:span text:style-name="Strong_20_Emphasis">+3.3V</text:span>, que es usado en algunos dispositivos SATA modernos, aunque muchos discos duros y SSD no lo utilizan y dependen solo de los +5V y +12V.</text:p>
        </text:list-item>
      </text:list>
      <text:h text:style-name="Heading_20_3" text:outline-level="3">Diferencias clave con el conector IDE</text:h>
      <text:list text:style-name="L14">
        <text:list-item>
          <text:p text:style-name="P22"><text:span text:style-name="Strong_20_Emphasis">Número de pines</text:span>: El conector de datos SATA tiene <text:span text:style-name="Strong_20_Emphasis">7 pines</text:span>, mientras que el conector IDE tiene <text:span text:style-name="Strong_20_Emphasis">40 pines</text:span>. El número reducido de pines en SATA refleja la simplificación de las conexiones, ya que usa un sistema de transmisión serial en lugar de paralelo.</text:p>
        </text:list-item>
        <text:list-item>
          <text:p text:style-name="P22"><text:span text:style-name="Strong_20_Emphasis">Tamaño y flexibilidad</text:span>: El cable SATA es mucho más delgado y flexible que el cable IDE, lo que mejora la ventilación dentro del gabinete y facilita la organización del cableado.</text:p>
        </text:list-item>
        <text:list-item>
          <text:p text:style-name="P23"><text:span text:style-name="Strong_20_Emphasis">Velocidad de transferencia</text:span>: SATA es significativamente más rápido que IDE. Las versiones SATA III pueden alcanzar velocidades de <text:span text:style-name="Strong_20_Emphasis">6 Gb/s</text:span> en comparación con las versiones más rápidas de IDE, que se limitaban a <text:span text:style-name="Strong_20_Emphasis">133 MB/s</text:span>.</text:p>
        </text:list-item>
      </text:list>
      <text:h text:style-name="Heading_20_3" text:outline-level="3"><text:soft-page-break/>Conclusión</text:h>
      <text:p text:style-name="Text_20_body">El conector <text:span text:style-name="Strong_20_Emphasis">SATA</text:span> mejoró significativamente la forma en que los dispositivos de almacenamiento se conectan a las computadoras, ofreciendo una mayor velocidad de transferencia, una mejor gestión del cableado y mayor flexibilidad en comparación con su predecesor <text:span text:style-name="Strong_20_Emphasis">IDE</text:span>. Los <text:span text:style-name="Strong_20_Emphasis">7 pines del conector de datos SATA</text:span> están diseñados para una transferencia de datos eficiente y confiable a través de transmisión serial, mientras que los <text:span text:style-name="Strong_20_Emphasis">15 pines del conector de alimentación SATA</text:span> proporcionan diferentes voltajes y tierra para alimentar los dispositivos modernos.</text:p>
      <text:p text:style-name="Text_20_body">4o</text:p>
      <text:h text:style-name="Heading_20_5" text:outline-level="5">Tú dijiste:</text:h>
      <text:p text:style-name="Text_20_body">y me puedes excplicar la razón por la que la tranfernecia serial es más utilizada que la paralela?</text:p>
      <text:h text:style-name="Heading_20_6" text:outline-level="6">ChatGPT Plus</text:h>
      <text:p text:style-name="Text_20_body">ChatGPT</text:p>
      <text:p text:style-name="Text_20_body">La razón principal por la que la transferencia <text:span text:style-name="Strong_20_Emphasis">serial</text:span> ha reemplazado en gran medida a la transferencia <text:span text:style-name="Strong_20_Emphasis">paralela</text:span> en la mayoría de las aplicaciones modernas de comunicación y transferencia de datos se debe a <text:span text:style-name="Strong_20_Emphasis">limitaciones físicas</text:span> y <text:span text:style-name="Strong_20_Emphasis">beneficios técnicos</text:span> que hacen que la transferencia serial sea más eficiente a velocidades más altas. Aquí te explico los motivos más importantes:</text:p>
      <text:h text:style-name="Heading_20_3" text:outline-level="3">1. <text:span text:style-name="Strong_20_Emphasis">Sincronización y "skewing" en la transferencia paralela</text:span></text:h>
      <text:p text:style-name="Text_20_body">En una transmisión <text:span text:style-name="Strong_20_Emphasis">paralela</text:span>, los datos se transfieren a través de varios hilos o canales al mismo tiempo, con cada hilo llevando un bit de información. Aunque esto parece más eficiente en principio (más datos se envían simultáneamente), la <text:span text:style-name="Strong_20_Emphasis">sincronización</text:span> de estas señales es un problema.</text:p>
      <text:list text:style-name="L15">
        <text:list-item>
          <text:p text:style-name="P24"><text:span text:style-name="Strong_20_Emphasis">Skewing</text:span>: A medida que las señales viajan por diferentes hilos en paralelo, pueden llegar con ligeras variaciones en el tiempo debido a diferencias en la longitud del cable, la capacitancia y las interferencias electromagnéticas. Este desalineamiento de las señales se conoce como <text:span text:style-name="Strong_20_Emphasis">skewing</text:span>. Cuanto mayor es la velocidad de transmisión de datos, más evidente se hace este problema, y es difícil garantizar que todos los bits lleguen al mismo tiempo de forma confiable.</text:p>
          <text:p text:style-name="P24">Esto limita la capacidad de aumentar las velocidades de transferencia en interfaces paralelas, ya que la sincronización se vuelve más difícil y la corrección de errores más compleja.</text:p>
        </text:list-item>
      </text:list>
      <text:h text:style-name="Heading_20_3" text:outline-level="3">2. <text:span text:style-name="Strong_20_Emphasis">Ruido electromagnético e interferencias</text:span></text:h>
      <text:p text:style-name="Text_20_body">En una interfaz paralela, los hilos que llevan datos viajan muy juntos en el mismo cable, lo que genera <text:span text:style-name="Strong_20_Emphasis">interferencias electromagnéticas</text:span> entre los diferentes hilos. Esta interferencia, llamada <text:span text:style-name="Strong_20_Emphasis">crosstalk</text:span>, puede provocar que los datos se corrompan o se pierdan, lo que limita la velocidad a la que se pueden transmitir los datos de manera confiable.</text:p>
      <text:p text:style-name="Text_20_body">En una transferencia <text:span text:style-name="Strong_20_Emphasis">serial</text:span>, solo se utiliza un par de hilos (o un solo canal) para transmitir los datos. Al reducir la cantidad de hilos y la proximidad entre ellos, las <text:span text:style-name="Strong_20_Emphasis">interferencias electromagnéticas</text:span> son mucho menores, lo que permite transmitir datos a <text:span text:style-name="Strong_20_Emphasis">mayores velocidades</text:span> sin degradación significativa de la señal.</text:p>
      <text:h text:style-name="Heading_20_3" text:outline-level="3"><text:soft-page-break/>3. <text:span text:style-name="Strong_20_Emphasis">Costos y complejidad del cableado</text:span></text:h>
      <text:p text:style-name="Text_20_body">Las interfaces paralelas requieren <text:span text:style-name="Strong_20_Emphasis">múltiples hilos</text:span>, lo que implica cables más gruesos, costosos y difíciles de gestionar. En cambio, las interfaces seriales usan menos hilos, lo que reduce el <text:span text:style-name="Strong_20_Emphasis">costo del cableado</text:span> y facilita la <text:span text:style-name="Strong_20_Emphasis">gestión dentro del sistema</text:span>.</text:p>
      <text:list text:style-name="L16">
        <text:list-item>
          <text:p text:style-name="P25"><text:span text:style-name="Strong_20_Emphasis">Cable más delgado y flexible</text:span>: Por ejemplo, los cables <text:span text:style-name="Strong_20_Emphasis">SATA</text:span> son más delgados y manejables que los antiguos cables <text:span text:style-name="Strong_20_Emphasis">IDE/PATA</text:span>, lo que facilita la ventilación dentro del gabinete y la organización del cableado. Menos hilos también significa menos probabilidades de fallos debido a cables defectuosos o mal conectados.</text:p>
        </text:list-item>
      </text:list>
      <text:h text:style-name="Heading_20_3" text:outline-level="3">4. <text:span text:style-name="Strong_20_Emphasis">Velocidades de transferencia más altas</text:span></text:h>
      <text:p text:style-name="Text_20_body">Las tecnologías seriales han superado ampliamente a las paralelas en términos de velocidad máxima de transferencia de datos. Aunque la transferencia paralela parece ofrecer ventajas al enviar varios bits a la vez, la complejidad y las limitaciones físicas que se presentan a altas velocidades (como el "skewing" y el ruido) restringen el ancho de banda que se puede alcanzar de manera fiable.</text:p>
      <text:p text:style-name="Text_20_body">En cambio, las tecnologías <text:span text:style-name="Strong_20_Emphasis">seriales</text:span> permiten lograr <text:span text:style-name="Strong_20_Emphasis">mayores velocidades</text:span> porque solo se necesita gestionar una señal (o pocas señales en el caso de transmisión diferencial) a una <text:span text:style-name="Strong_20_Emphasis">velocidad mucho mayor</text:span>.</text:p>
      <text:list text:style-name="L17">
        <text:list-item>
          <text:p text:style-name="P26"><text:span text:style-name="Strong_20_Emphasis">SATA vs. PATA (IDE)</text:span>: La interfaz <text:span text:style-name="Strong_20_Emphasis">SATA</text:span>, que usa transferencia serial, puede alcanzar hasta <text:span text:style-name="Strong_20_Emphasis">6 Gb/s</text:span> (SATA III), mientras que la interfaz paralela <text:span text:style-name="Strong_20_Emphasis">PATA (IDE)</text:span> más avanzada estaba limitada a <text:span text:style-name="Strong_20_Emphasis">133 MB/s</text:span>. Esto muestra cómo las velocidades en las interfaces seriales han superado a las paralelas.</text:p>
        </text:list-item>
      </text:list>
      <text:h text:style-name="Heading_20_3" text:outline-level="3">5. <text:span text:style-name="Strong_20_Emphasis">Menor complejidad en el diseño de circuitos</text:span></text:h>
      <text:p text:style-name="Text_20_body">El diseño de interfaces paralelas es <text:span text:style-name="Strong_20_Emphasis">más complejo</text:span> que el de interfaces seriales. Al tener que manejar múltiples líneas de datos y garantizar la sincronización entre ellas, los controladores y dispositivos de comunicación paralela requieren circuitos más complicados. La transferencia serial simplifica este proceso al <text:span text:style-name="Strong_20_Emphasis">enviar un bit tras otro</text:span> en una sola línea (o en un par diferencial), lo que reduce la necesidad de componentes de sincronización.</text:p>
      <text:p text:style-name="Text_20_body">Esto no solo simplifica el diseño de los circuitos, sino que también reduce el consumo de energía, el calor generado y la posibilidad de errores.</text:p>
      <text:h text:style-name="Heading_20_3" text:outline-level="3">6. <text:span text:style-name="Strong_20_Emphasis">Avances en tecnologías de transmisión serial</text:span></text:h>
      <text:p text:style-name="Text_20_body">Las tecnologías de transmisión serial han avanzado significativamente en los últimos años, permitiendo <text:span text:style-name="Strong_20_Emphasis">corrección de errores</text:span> más eficiente y el uso de técnicas como la <text:span text:style-name="Strong_20_Emphasis">modulación</text:span> y la <text:span text:style-name="Strong_20_Emphasis">codificación diferencial</text:span>, que mejoran aún más la fiabilidad y la velocidad de la transferencia de datos.</text:p>
      <text:p text:style-name="Text_20_body">Por ejemplo, tecnologías como <text:span text:style-name="Strong_20_Emphasis">PCIe (PCI Express)</text:span>, <text:span text:style-name="Strong_20_Emphasis">USB</text:span>, <text:span text:style-name="Strong_20_Emphasis">SATA</text:span> e incluso <text:span text:style-name="Strong_20_Emphasis">Ethernet</text:span> han evolucionado y mejorado, utilizando la transmisión serial para alcanzar <text:span text:style-name="Strong_20_Emphasis">velocidades mucho más altas</text:span> que las posibles con transmisión paralela.</text:p>
      <text:h text:style-name="Heading_20_3" text:outline-level="3"><text:soft-page-break/>7. <text:span text:style-name="Strong_20_Emphasis">Apantallamiento y reducción de interferencias</text:span></text:h>
      <text:p text:style-name="Text_20_body">Las interfaces seriales suelen utilizar técnicas avanzadas de <text:span text:style-name="Strong_20_Emphasis">apantallamiento electromagnético</text:span> y <text:span text:style-name="Strong_20_Emphasis">transmisión diferencial</text:span> para reducir aún más las interferencias. La <text:span text:style-name="Strong_20_Emphasis">transmisión diferencial</text:span> se basa en el envío de dos señales, una inversa de la otra, que permiten cancelar las interferencias cuando llegan al receptor. Esto mejora significativamente la <text:span text:style-name="Strong_20_Emphasis">fiabilidad</text:span> de la transmisión de datos.</text:p>
      <text:h text:style-name="Heading_20_3" text:outline-level="3">Conclusión</text:h>
      <text:p text:style-name="Text_20_body">La <text:span text:style-name="Strong_20_Emphasis">transferencia serial</text:span> es más utilizada que la paralela en las tecnologías modernas porque resuelve problemas de <text:span text:style-name="Strong_20_Emphasis">sincronización</text:span>, <text:span text:style-name="Strong_20_Emphasis">interferencias electromagnéticas</text:span> y <text:span text:style-name="Strong_20_Emphasis">complejidad de diseño</text:span>, permitiendo <text:span text:style-name="Strong_20_Emphasis">mayores velocidades de transferencia</text:span> y mejor eficiencia. A medida que las necesidades de velocidad y ancho de banda han aumentado, las limitaciones de la transferencia paralela se han vuelto más evidentes, mientras que la transmisión serial ha demostrado ser más escalable y adecuada para los dispositivos actuales.</text:p>
      <text:p text:style-name="Text_20_body">4o</text:p>
      <text:h text:style-name="Heading_20_5" text:outline-level="5">Tú dijiste:</text:h>
      <text:p text:style-name="Text_20_body">Me puedes indicar algún tipo de cconector de almacenamiento secundario más moderno ¿quizás M2?</text:p>
      <text:h text:style-name="Heading_20_6" text:outline-level="6">ChatGPT Plus</text:h>
      <text:p text:style-name="Text_20_body">ChatGPT</text:p>
      <text:p text:style-name="Text_20_body">Sí, el <text:span text:style-name="Strong_20_Emphasis">conector M.2</text:span> es uno de los tipos de conectores más modernos y avanzados para almacenamiento secundario en computadoras. M.2 se ha convertido en el estándar para unidades de estado sólido (SSD) en dispositivos como laptops, PCs de escritorio y ultrabooks, ofreciendo una combinación de <text:span text:style-name="Strong_20_Emphasis">mayor velocidad</text:span>, <text:span text:style-name="Strong_20_Emphasis">menor tamaño</text:span> y <text:span text:style-name="Strong_20_Emphasis">mejor rendimiento</text:span> en comparación con tecnologías anteriores, como los discos duros SATA o incluso los SSD basados en SATA.</text:p>
      <text:h text:style-name="Heading_20_3" text:outline-level="3">¿Qué es el conector M.2?</text:h>
      <text:p text:style-name="Text_20_body">El conector <text:span text:style-name="Strong_20_Emphasis">M.2</text:span>, anteriormente conocido como <text:span text:style-name="Strong_20_Emphasis">Next Generation Form Factor (NGFF)</text:span>, es una interfaz que permite la conexión de <text:span text:style-name="Strong_20_Emphasis">dispositivos de almacenamiento</text:span> como SSDs, y también de otros dispositivos como tarjetas de red Wi-Fi, Bluetooth y tarjetas de expansión. A pesar de su versatilidad, su uso más común es para <text:span text:style-name="Strong_20_Emphasis">SSD NVMe</text:span> (Non-Volatile Memory Express), que ofrecen velocidades de transferencia significativamente más altas que los SSD basados en SATA.</text:p>
      <text:h text:style-name="Heading_20_3" text:outline-level="3">Características del conector M.2</text:h>
      <text:list text:style-name="L18">
        <text:list-item>
          <text:p text:style-name="P27"><text:span text:style-name="Strong_20_Emphasis">Tamaño compacto</text:span>: El formato M.2 es mucho más pequeño y delgado que los discos duros y SSDs tradicionales, lo que lo hace ideal para dispositivos donde el espacio es crítico, como las laptops ultradelgadas y los dispositivos embebidos.</text:p>
        </text:list-item>
        <text:list-item>
          <text:p text:style-name="P27"><text:span text:style-name="Strong_20_Emphasis">Interfaz flexible</text:span>: El conector M.2 soporta múltiples interfaces de comunicación, lo que lo hace extremadamente versátil. Los dispositivos M.2 pueden usar:</text:p>
          <text:list>
            <text:list-item>
              <text:p text:style-name="P27"><text:span text:style-name="Strong_20_Emphasis">SATA</text:span>: Para SSDs basados en SATA que tienen un rendimiento más lento.</text:p>
            </text:list-item>
            <text:list-item>
              <text:p text:style-name="P27"><text:span text:style-name="Strong_20_Emphasis">PCIe</text:span>: Para SSDs basados en PCIe, que usan líneas PCI Express y tienen una velocidad mucho mayor.</text:p>
            </text:list-item>
            <text:list-item>
              <text:p text:style-name="P28"><text:soft-page-break/><text:span text:style-name="Strong_20_Emphasis">NVMe</text:span>: Cuando el dispositivo M.2 usa la interfaz PCIe y está basado en el protocolo NVMe, las velocidades de transferencia se disparan, ya que NVMe está diseñado específicamente para aprovechar las ventajas de las memorias flash.</text:p>
            </text:list-item>
          </text:list>
        </text:list-item>
      </text:list>
      <text:h text:style-name="Heading_20_3" text:outline-level="3">Conectores y claves M.2</text:h>
      <text:p text:style-name="Text_20_body">Las ranuras y conectores M.2 tienen diferentes "claves", que son pequeñas muescas en el borde del conector, diseñadas para evitar la inserción de dispositivos incompatibles. Las <text:span text:style-name="Strong_20_Emphasis">claves más comunes</text:span> para almacenamiento son:</text:p>
      <text:list text:style-name="L19">
        <text:list-item>
          <text:p text:style-name="P29"><text:span text:style-name="Strong_20_Emphasis">Clave B</text:span>: Utilizada por dispositivos que soportan PCIe x2 o SATA. Estos dispositivos pueden conectarse a una interfaz SATA o a una interfaz PCIe con dos carriles (x2).</text:p>
        </text:list-item>
        <text:list-item>
          <text:p text:style-name="P29"><text:span text:style-name="Strong_20_Emphasis">Clave M</text:span>: Utilizada por dispositivos que soportan PCIe x4. Los SSDs basados en NVMe generalmente usan la clave M, ya que permiten usar hasta 4 carriles de PCIe, lo que resulta en mayores velocidades.</text:p>
        </text:list-item>
        <text:list-item>
          <text:p text:style-name="P30"><text:span text:style-name="Strong_20_Emphasis">Clave B+M</text:span>: Algunos SSDs tienen ambas claves para ser compatibles tanto con interfaces PCIe x2 como con SATA.</text:p>
        </text:list-item>
      </text:list>
      <text:h text:style-name="Heading_20_3" text:outline-level="3">Velocidades de transferencia en SSD M.2</text:h>
      <text:list text:style-name="L20">
        <text:list-item>
          <text:p text:style-name="P31"><text:span text:style-name="Strong_20_Emphasis">M.2 SATA</text:span>: Si un SSD M.2 utiliza la interfaz SATA, la velocidad máxima estará limitada por las capacidades de <text:span text:style-name="Strong_20_Emphasis">SATA III</text:span>, que es de <text:span text:style-name="Strong_20_Emphasis">6 Gb/s</text:span> o alrededor de <text:span text:style-name="Strong_20_Emphasis">550 MB/s</text:span> de lectura/escritura secuencial.</text:p>
        </text:list-item>
        <text:list-item>
          <text:p text:style-name="P32"><text:span text:style-name="Strong_20_Emphasis">M.2 PCIe NVMe</text:span>: Los SSDs M.2 que utilizan la interfaz <text:span text:style-name="Strong_20_Emphasis">PCIe 3.0 x4</text:span> pueden alcanzar velocidades de hasta <text:span text:style-name="Strong_20_Emphasis">32 Gb/s</text:span> o alrededor de <text:span text:style-name="Strong_20_Emphasis">3500 MB/s</text:span> de lectura/escritura secuencial. Con <text:span text:style-name="Strong_20_Emphasis">PCIe 4.0 x4</text:span>, las velocidades pueden duplicarse, alcanzando hasta <text:span text:style-name="Strong_20_Emphasis">7000 MB/s</text:span>.</text:p>
        </text:list-item>
      </text:list>
      <text:h text:style-name="Heading_20_3" text:outline-level="3">Diferencias entre M.2 y SATA</text:h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>
            <table:table-cell table:style-name="Tabla9.A1" office:value-type="string">
              <text:p text:style-name="Table_20_Heading"><text:span text:style-name="Strong_20_Emphasis">Característica</text:span></text:p>
            </table:table-cell>
            <table:table-cell table:style-name="Tabla9.A1" office:value-type="string">
              <text:p text:style-name="Table_20_Heading"><text:span text:style-name="Strong_20_Emphasis">M.2 (PCIe NVMe)</text:span></text:p>
            </table:table-cell>
            <table:table-cell table:style-name="Tabla9.A1" office:value-type="string">
              <text:p text:style-name="Table_20_Heading"><text:span text:style-name="Strong_20_Emphasis">SATA (SSD o HDD)</text:span></text:p>
            </table:table-cell>
          </table:table-row>
        </table:table-header-rows>
        <table:table-row>
          <table:table-cell table:style-name="Tabla9.A1" office:value-type="string">
            <text:p text:style-name="Table_20_Contents"><text:span text:style-name="Strong_20_Emphasis">Velocidad de transferencia</text:span></text:p>
          </table:table-cell>
          <table:table-cell table:style-name="Tabla9.A1" office:value-type="string">
            <text:p text:style-name="Table_20_Contents">Hasta 7000 MB/s (PCIe 4.0)</text:p>
          </table:table-cell>
          <table:table-cell table:style-name="Tabla9.A1" office:value-type="string">
            <text:p text:style-name="Table_20_Contents">Máx. 550 MB/s (SATA III)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Latencia</text:span></text:p>
          </table:table-cell>
          <table:table-cell table:style-name="Tabla9.A1" office:value-type="string">
            <text:p text:style-name="Table_20_Contents">Mucho menor (diseñado para flash)</text:p>
          </table:table-cell>
          <table:table-cell table:style-name="Tabla9.A1" office:value-type="string">
            <text:p text:style-name="Table_20_Contents">Mayor, comparado con NVMe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Formato</text:span></text:p>
          </table:table-cell>
          <table:table-cell table:style-name="Tabla9.A1" office:value-type="string">
            <text:p text:style-name="Table_20_Contents">Compacto, sin cables</text:p>
          </table:table-cell>
          <table:table-cell table:style-name="Tabla9.A1" office:value-type="string">
            <text:p text:style-name="Table_20_Contents">Tamaño más grande, cables SATA y de alimentación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Compatibilidad</text:span></text:p>
          </table:table-cell>
          <table:table-cell table:style-name="Tabla9.A1" office:value-type="string">
            <text:p text:style-name="Table_20_Contents">Requiere soporte en la placa base moderna</text:p>
          </table:table-cell>
          <table:table-cell table:style-name="Tabla9.A1" office:value-type="string">
            <text:p text:style-name="Table_20_Contents">Compatible con la mayoría de las placas base más antiguas y modernas</text:p>
          </table:table-cell>
        </table:table-row>
      </table:table>
      <text:h text:style-name="Heading_20_3" text:outline-level="3">Factores de forma de los SSD M.2</text:h>
      <text:p text:style-name="Text_20_body">Los módulos M.2 vienen en varios tamaños, con una denominación que refleja su <text:span text:style-name="Strong_20_Emphasis">ancho</text:span> y <text:span text:style-name="Strong_20_Emphasis">largo</text:span>. Los factores de forma más comunes son:</text:p>
      <text:list text:style-name="L21">
        <text:list-item>
          <text:p text:style-name="P33"><text:span text:style-name="Strong_20_Emphasis">2242</text:span>: 22 mm de ancho y 42 mm de largo.</text:p>
        </text:list-item>
        <text:list-item>
          <text:p text:style-name="P33"><text:span text:style-name="Strong_20_Emphasis">2260</text:span>: 22 mm de ancho y 60 mm de largo.</text:p>
        </text:list-item>
        <text:list-item>
          <text:p text:style-name="P33"><text:span text:style-name="Strong_20_Emphasis">2280</text:span>: 22 mm de ancho y 80 mm de largo (el más común para SSDs M.2).</text:p>
        </text:list-item>
        <text:list-item>
          <text:p text:style-name="P34"><text:span text:style-name="Strong_20_Emphasis">22110</text:span>: 22 mm de ancho y 110 mm de largo.</text:p>
        </text:list-item>
      </text:list>
      <text:p text:style-name="Text_20_body">Los dispositivos más largos pueden alojar más chips de memoria, lo que puede resultar en mayor capacidad y rendimiento. El soporte físico para estos tamaños varía según la placa base.</text:p>
      <text:h text:style-name="Heading_20_3" text:outline-level="3"><text:soft-page-break/>Ventajas de los SSD M.2 NVMe</text:h>
      <text:list text:style-name="L22">
        <text:list-item>
          <text:p text:style-name="P35"><text:span text:style-name="Strong_20_Emphasis">Altas velocidades</text:span>: Los SSD basados en PCIe y NVMe son considerablemente más rápidos que los SSD basados en SATA. Esto es especialmente beneficioso para tareas que involucran grandes cantidades de datos, como edición de video, juegos y transferencias masivas de archivos.</text:p>
        </text:list-item>
        <text:list-item>
          <text:p text:style-name="P35"><text:span text:style-name="Strong_20_Emphasis">Latencia reducida</text:span>: El protocolo <text:span text:style-name="Strong_20_Emphasis">NVMe</text:span> está optimizado para la memoria flash y tiene una latencia mucho menor en comparación con SATA, lo que se traduce en <text:span text:style-name="Strong_20_Emphasis">mejor rendimiento en el uso diario</text:span>.</text:p>
        </text:list-item>
        <text:list-item>
          <text:p text:style-name="P35"><text:span text:style-name="Strong_20_Emphasis">Ahorro de espacio</text:span>: Debido a su diseño compacto, los SSD M.2 permiten crear sistemas más pequeños y ligeros, algo que es especialmente importante en laptops ultradelgadas o computadoras portátiles.</text:p>
        </text:list-item>
        <text:list-item>
          <text:p text:style-name="P36"><text:span text:style-name="Strong_20_Emphasis">Menor consumo de energía</text:span>: Los SSD M.2 NVMe son más eficientes energéticamente, lo que es beneficioso para dispositivos portátiles.</text:p>
        </text:list-item>
      </text:list>
      <text:h text:style-name="Heading_20_3" text:outline-level="3">Limitaciones y consideraciones</text:h>
      <text:list text:style-name="L23">
        <text:list-item>
          <text:p text:style-name="P37"><text:span text:style-name="Strong_20_Emphasis">Compatibilidad</text:span>: No todas las placas base son compatibles con los SSD M.2 NVMe. Algunas placas base solo soportan SSDs M.2 basados en SATA, y otras pueden tener ranuras específicas para PCIe NVMe.</text:p>
        </text:list-item>
        <text:list-item>
          <text:p text:style-name="P38"><text:span text:style-name="Strong_20_Emphasis">Térmicos</text:span>: Los SSD M.2 NVMe, al alcanzar altas velocidades, pueden generar más <text:span text:style-name="Strong_20_Emphasis">calor</text:span> que los SSD SATA, por lo que algunos modelos incluyen disipadores o requieren una mejor gestión térmica.</text:p>
        </text:list-item>
      </text:list>
      <text:h text:style-name="Heading_20_3" text:outline-level="3">Conclusión</text:h>
      <text:p text:style-name="Text_20_body">El conector <text:span text:style-name="Strong_20_Emphasis">M.2</text:span> es una de las soluciones de almacenamiento secundario más avanzadas actualmente disponibles, especialmente en su versión <text:span text:style-name="Strong_20_Emphasis">PCIe NVMe</text:span>, que ofrece velocidades de transferencia mucho mayores que los estándares anteriores, como <text:span text:style-name="Strong_20_Emphasis">SATA</text:span>. Su diseño compacto, sus altas velocidades y la reducción de latencia lo han convertido en el estándar dominante en almacenamiento de alto rendimiento en laptops, PCs de escritorio y otros dispositivos moderno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51:32.266000000</meta:creation-date>
    <dc:date>2024-10-08T12:14:03.150000000</dc:date>
    <meta:editing-duration>PT1H19M35S</meta:editing-duration>
    <meta:editing-cycles>5</meta:editing-cycles>
    <meta:generator>LibreOffice/24.8.2.1$Windows_X86_64 LibreOffice_project/0f794b6e29741098670a3b95d60478a65d05ef13</meta:generator>
    <meta:document-statistic meta:table-count="9" meta:image-count="0" meta:object-count="0" meta:page-count="15" meta:paragraph-count="613" meta:word-count="5551" meta:character-count="33095" meta:non-whitespace-character-count="28219"/>
  </office:meta>
</office:document-meta>
</file>